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7" table:default-cell-style-name="Default"/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number-columns-repeated="5" office:value-type="float" office:value="0">
            <text:p>0</text:p>
          </table:table-cell>
          <table:table-cell/>
          <table:table-cell office:value-type="float" office:value="0.349999994039535">
            <text:p>0.349999994</text:p>
          </table:table-cell>
          <table:table-cell office:value-type="float" office:value="0.549999952316284">
            <text:p>0.5499999523</text:p>
          </table:table-cell>
          <table:table-cell office:value-type="float" office:value="0.699999988079071">
            <text:p>0.6999999881</text:p>
          </table:table-cell>
          <table:table-cell office:value-type="float" office:value="0.869999945163727">
            <text:p>0.8699999452</text:p>
          </table:table-cell>
          <table:table-cell office:value-type="float" office:value="1">
            <text:p>1</text:p>
          </table:table-cell>
          <table:table-cell office:value-type="float" office:value="1.14999997615814">
            <text:p>1.1499999762</text:p>
          </table:table-cell>
          <table:table-cell office:value-type="float" office:value="1.25">
            <text:p>1.25</text:p>
          </table:table-cell>
          <table:table-cell office:value-type="float" office:value="1.34999990463257">
            <text:p>1.3499999046</text:p>
          </table:table-cell>
          <table:table-cell office:value-type="float" office:value="1.44999992847443">
            <text:p>1.4499999285</text:p>
          </table:table-cell>
          <table:table-cell office:value-type="float" office:value="1.59999990463257">
            <text:p>1.5999999046</text:p>
          </table:table-cell>
          <table:table-cell office:value-type="float" office:value="1.69999992847443">
            <text:p>1.6999999285</text:p>
          </table:table-cell>
          <table:table-cell office:value-type="float" office:value="1.79999995231628">
            <text:p>1.7999999523</text:p>
          </table:table-cell>
          <table:table-cell office:value-type="float" office:value="2">
            <text:p>2</text:p>
          </table:table-cell>
          <table:table-cell office:value-type="float" office:value="2.21428561210632">
            <text:p>2.2142856121</text:p>
          </table:table-cell>
          <table:table-cell office:value-type="float" office:value="2.42857146263123">
            <text:p>2.4285714626</text:p>
          </table:table-cell>
          <table:table-cell office:value-type="float" office:value="2.64285707473755">
            <text:p>2.6428570747</text:p>
          </table:table-cell>
          <table:table-cell office:value-type="float" office:value="2.85714292526245">
            <text:p>2.8571429253</text:p>
          </table:table-cell>
          <table:table-cell office:value-type="float" office:value="3.07142853736877">
            <text:p>3.0714285374</text:p>
          </table:table-cell>
          <table:table-cell office:value-type="float" office:value="3.28571438789368">
            <text:p>3.2857143879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/>
          <table:table-cell office:value-type="float" office:value="-0.226153846153846">
            <text:p>-0.2261538462</text:p>
          </table:table-cell>
          <table:table-cell table:number-columns-repeated="2" office:value-type="float" office:value="-0.113953488372093">
            <text:p>-0.1139534884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float" office:value="14.7">
            <text:p>14.7</text:p>
          </table:table-cell>
          <table:table-cell table:number-columns-repeated="14" office:value-type="float" office:value="13.2507042253521">
            <text:p>13.2507042254</text:p>
          </table:table-cell>
        </table:table-row>
        <table:table-row table:style-name="ro1">
          <table:table-cell/>
          <table:table-cell office:value-type="float" office:value="-0.552631578947368">
            <text:p>-0.5526315789</text:p>
          </table:table-cell>
          <table:table-cell office:value-type="float" office:value="-0.445454545454545">
            <text:p>-0.4454545455</text:p>
          </table:table-cell>
          <table:table-cell office:value-type="float" office:value="-0.226153846153846">
            <text:p>-0.2261538462</text:p>
          </table:table-cell>
          <table:table-cell office:value-type="float" office:value="-0.113953488372093">
            <text:p>-0.1139534884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float" office:value="14.7">
            <text:p>14.7</text:p>
          </table:table-cell>
          <table:table-cell table:number-columns-repeated="14" office:value-type="float" office:value="13.2507042253521">
            <text:p>13.2507042254</text:p>
          </table:table-cell>
        </table:table-row>
        <table:table-row table:style-name="ro1">
          <table:table-cell/>
          <table:table-cell office:value-type="float" office:value="-0.864705882352942">
            <text:p>-0.8647058824</text:p>
          </table:table-cell>
          <table:table-cell office:value-type="float" office:value="-0.658208955223881">
            <text:p>-0.6582089552</text:p>
          </table:table-cell>
          <table:table-cell office:value-type="float" office:value="-0.445454545454545">
            <text:p>-0.4454545455</text:p>
          </table:table-cell>
          <table:table-cell office:value-type="float" office:value="-0.226153846153846">
            <text:p>-0.2261538462</text:p>
          </table:table-cell>
          <table:table-cell office:value-type="float" office:value="0">
            <text:p>0</text:p>
          </table:table-cell>
          <table:table-cell/>
          <table:table-cell table:number-columns-repeated="8" office:value-type="float" office:value="14.7">
            <text:p>14.7</text:p>
          </table:table-cell>
          <table:table-cell table:number-columns-repeated="12" office:value-type="float" office:value="12.9765517241379">
            <text:p>12.9765517241</text:p>
          </table:table-cell>
        </table:table-row>
        <table:table-row table:style-name="ro1">
          <table:table-cell/>
          <table:table-cell office:value-type="float" office:value="-1.06521739130435">
            <text:p>-1.0652173913</text:p>
          </table:table-cell>
          <table:table-cell office:value-type="float" office:value="-0.762222222222222">
            <text:p>-0.7622222222</text:p>
          </table:table-cell>
          <table:table-cell office:value-type="float" office:value="-0.552631578947368">
            <text:p>-0.5526315789</text:p>
          </table:table-cell>
          <table:table-cell office:value-type="float" office:value="-0.226153846153846">
            <text:p>-0.2261538462</text:p>
          </table:table-cell>
          <table:table-cell office:value-type="float" office:value="0">
            <text:p>0</text:p>
          </table:table-cell>
          <table:table-cell/>
          <table:table-cell table:number-columns-repeated="8" office:value-type="float" office:value="14.7">
            <text:p>14.7</text:p>
          </table:table-cell>
          <table:table-cell office:value-type="float" office:value="12.9765517241379">
            <text:p>12.9765517241</text:p>
          </table:table-cell>
          <table:table-cell office:value-type="float" office:value="12.8">
            <text:p>12.8</text:p>
          </table:table-cell>
          <table:table-cell office:value-type="float" office:value="12.7135135135135">
            <text:p>12.7135135135</text:p>
          </table:table-cell>
          <table:table-cell office:value-type="float" office:value="12.544">
            <text:p>12.544</text:p>
          </table:table-cell>
          <table:table-cell office:value-type="float" office:value="12.4609271523179">
            <text:p>12.4609271523</text:p>
          </table:table-cell>
          <table:table-cell office:value-type="float" office:value="12.3789473684211">
            <text:p>12.3789473684</text:p>
          </table:table-cell>
          <table:table-cell table:number-columns-repeated="6" office:value-type="float" office:value="12.2181818181818">
            <text:p>12.2181818182</text:p>
          </table:table-cell>
        </table:table-row>
        <table:table-row table:style-name="ro1">
          <table:table-cell/>
          <table:table-cell office:value-type="float" office:value="-1.35531914893617">
            <text:p>-1.3553191489</text:p>
          </table:table-cell>
          <table:table-cell office:value-type="float" office:value="-1.06521739130435">
            <text:p>-1.0652173913</text:p>
          </table:table-cell>
          <table:table-cell office:value-type="float" office:value="-0.658208955223881">
            <text:p>-0.6582089552</text:p>
          </table:table-cell>
          <table:table-cell office:value-type="float" office:value="-0.336641221374046">
            <text:p>-0.3366412214</text:p>
          </table:table-cell>
          <table:table-cell office:value-type="float" office:value="0">
            <text:p>0</text:p>
          </table:table-cell>
          <table:table-cell/>
          <table:table-cell table:number-columns-repeated="8" office:value-type="float" office:value="14.7">
            <text:p>14.7</text:p>
          </table:table-cell>
          <table:table-cell office:value-type="float" office:value="12.9765517241379">
            <text:p>12.9765517241</text:p>
          </table:table-cell>
          <table:table-cell office:value-type="float" office:value="12.544">
            <text:p>12.544</text:p>
          </table:table-cell>
          <table:table-cell office:value-type="float" office:value="12.3789473684211">
            <text:p>12.3789473684</text:p>
          </table:table-cell>
          <table:table-cell office:value-type="float" office:value="12.1393548387097">
            <text:p>12.1393548387</text:p>
          </table:table-cell>
          <table:table-cell office:value-type="float" office:value="11.8339622641509">
            <text:p>11.8339622642</text:p>
          </table:table-cell>
          <table:table-cell office:value-type="float" office:value="11.6869565217391">
            <text:p>11.6869565217</text:p>
          </table:table-cell>
          <table:table-cell table:number-columns-repeated="6" office:value-type="float" office:value="11.4036363636364">
            <text:p>11.4036363636</text:p>
          </table:table-cell>
        </table:table-row>
        <table:table-row table:style-name="ro1">
          <table:table-cell/>
          <table:table-cell office:value-type="float" office:value="-1.63333333333333">
            <text:p>-1.6333333333</text:p>
          </table:table-cell>
          <table:table-cell office:value-type="float" office:value="-1.26">
            <text:p>-1.26</text:p>
          </table:table-cell>
          <table:table-cell office:value-type="float" office:value="-0.864705882352942">
            <text:p>-0.8647058824</text:p>
          </table:table-cell>
          <table:table-cell office:value-type="float" office:value="-0.445454545454545">
            <text:p>-0.4454545455</text:p>
          </table:table-cell>
          <table:table-cell office:value-type="float" office:value="0">
            <text:p>0</text:p>
          </table:table-cell>
          <table:table-cell/>
          <table:table-cell table:number-columns-repeated="7" office:value-type="float" office:value="14.7">
            <text:p>14.7</text:p>
          </table:table-cell>
          <table:table-cell office:value-type="float" office:value="13.8352941176471">
            <text:p>13.8352941176</text:p>
          </table:table-cell>
          <table:table-cell office:value-type="float" office:value="12.8">
            <text:p>12.8</text:p>
          </table:table-cell>
          <table:table-cell office:value-type="float" office:value="12.3789473684211">
            <text:p>12.3789473684</text:p>
          </table:table-cell>
          <table:table-cell office:value-type="float" office:value="11.9847133757962">
            <text:p>11.9847133758</text:p>
          </table:table-cell>
          <table:table-cell office:value-type="float" office:value="11.5435582822086">
            <text:p>11.5435582822</text:p>
          </table:table-cell>
          <table:table-cell office:value-type="float" office:value="11.2">
            <text:p>11.2</text:p>
          </table:table-cell>
          <table:table-cell office:value-type="float" office:value="10.9395348837209">
            <text:p>10.9395348837</text:p>
          </table:table-cell>
          <table:table-cell table:number-columns-repeated="6" office:value-type="float" office:value="10.752">
            <text:p>10.752</text:p>
          </table:table-cell>
        </table:table-row>
        <table:table-row table:style-name="ro1">
          <table:table-cell/>
          <table:table-cell office:value-type="float" office:value="-1.9">
            <text:p>-1.9</text:p>
          </table:table-cell>
          <table:table-cell office:value-type="float" office:value="-1.44929577464789">
            <text:p>-1.4492957746</text:p>
          </table:table-cell>
          <table:table-cell office:value-type="float" office:value="-0.965693430656934">
            <text:p>-0.9656934307</text:p>
          </table:table-cell>
          <table:table-cell office:value-type="float" office:value="-0.445454545454545">
            <text:p>-0.4454545455</text:p>
          </table:table-cell>
          <table:table-cell office:value-type="float" office:value="0">
            <text:p>0</text:p>
          </table:table-cell>
          <table:table-cell/>
          <table:table-cell table:number-columns-repeated="7" office:value-type="float" office:value="14.7">
            <text:p>14.7</text:p>
          </table:table-cell>
          <table:table-cell office:value-type="float" office:value="13.6347826086957">
            <text:p>13.6347826087</text:p>
          </table:table-cell>
          <table:table-cell office:value-type="float" office:value="12.8">
            <text:p>12.8</text:p>
          </table:table-cell>
          <table:table-cell office:value-type="float" office:value="12.3789473684211">
            <text:p>12.3789473684</text:p>
          </table:table-cell>
          <table:table-cell office:value-type="float" office:value="11.9088607594937">
            <text:p>11.9088607595</text:p>
          </table:table-cell>
          <table:table-cell office:value-type="float" office:value="11.3349397590361">
            <text:p>11.334939759</text:p>
          </table:table-cell>
          <table:table-cell office:value-type="float" office:value="10.8137931034483">
            <text:p>10.8137931034</text:p>
          </table:table-cell>
          <table:table-cell office:value-type="float" office:value="10.5707865168539">
            <text:p>10.5707865169</text:p>
          </table:table-cell>
          <table:table-cell table:number-columns-repeated="6" office:value-type="float" office:value="10.3384615384615">
            <text:p>10.3384615385</text:p>
          </table:table-cell>
        </table:table-row>
        <table:table-row table:style-name="ro1">
          <table:table-cell/>
          <table:table-cell office:value-type="float" office:value="-2.156">
            <text:p>-2.156</text:p>
          </table:table-cell>
          <table:table-cell office:value-type="float" office:value="-1.63333333333333">
            <text:p>-1.6333333333</text:p>
          </table:table-cell>
          <table:table-cell office:value-type="float" office:value="-1.06521739130435">
            <text:p>-1.0652173913</text:p>
          </table:table-cell>
          <table:table-cell office:value-type="float" office:value="-0.552631578947368">
            <text:p>-0.5526315789</text:p>
          </table:table-cell>
          <table:table-cell office:value-type="float" office:value="0">
            <text:p>0</text:p>
          </table:table-cell>
          <table:table-cell/>
          <table:table-cell table:number-columns-repeated="7" office:value-type="float" office:value="14.7">
            <text:p>14.7</text:p>
          </table:table-cell>
          <table:table-cell office:value-type="float" office:value="13.158041958042">
            <text:p>13.158041958</text:p>
          </table:table-cell>
          <table:table-cell office:value-type="float" office:value="12.544">
            <text:p>12.544</text:p>
          </table:table-cell>
          <table:table-cell office:value-type="float" office:value="11.9847133757962">
            <text:p>11.9847133758</text:p>
          </table:table-cell>
          <table:table-cell office:value-type="float" office:value="11.6148148148148">
            <text:p>11.6148148148</text:p>
          </table:table-cell>
          <table:table-cell office:value-type="float" office:value="11.2">
            <text:p>11.2</text:p>
          </table:table-cell>
          <table:table-cell office:value-type="float" office:value="10.5117318435754">
            <text:p>10.5117318436</text:p>
          </table:table-cell>
          <table:table-cell table:number-columns-repeated="7" office:value-type="float" office:value="10.0620320855615">
            <text:p>10.0620320856</text:p>
          </table:table-cell>
        </table:table-row>
        <table:table-row table:style-name="ro1">
          <table:table-cell/>
          <table:table-cell office:value-type="float" office:value="-2.48181818181818">
            <text:p>-2.4818181818</text:p>
          </table:table-cell>
          <table:table-cell office:value-type="float" office:value="-1.9">
            <text:p>-1.9</text:p>
          </table:table-cell>
          <table:table-cell office:value-type="float" office:value="-1.26">
            <text:p>-1.26</text:p>
          </table:table-cell>
          <table:table-cell office:value-type="float" office:value="-0.658208955223881">
            <text:p>-0.6582089552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4.7">
            <text:p>14.7</text:p>
          </table:table-cell>
          <table:table-cell office:value-type="float" office:value="14.0417910447761">
            <text:p>14.0417910448</text:p>
          </table:table-cell>
          <table:table-cell office:value-type="float" office:value="12.9765517241379">
            <text:p>12.9765517241</text:p>
          </table:table-cell>
          <table:table-cell office:value-type="float" office:value="12.8">
            <text:p>12.8</text:p>
          </table:table-cell>
          <table:table-cell office:value-type="float" office:value="12.3789473684211">
            <text:p>12.3789473684</text:p>
          </table:table-cell>
          <table:table-cell office:value-type="float" office:value="12.0615384615385">
            <text:p>12.0615384615</text:p>
          </table:table-cell>
          <table:table-cell office:value-type="float" office:value="11.5435582822086">
            <text:p>11.5435582822</text:p>
          </table:table-cell>
          <table:table-cell office:value-type="float" office:value="11.3349397590361">
            <text:p>11.334939759</text:p>
          </table:table-cell>
          <table:table-cell office:value-type="float" office:value="11.0035087719298">
            <text:p>11.0035087719</text:p>
          </table:table-cell>
          <table:table-cell office:value-type="float" office:value="10.5117318435754">
            <text:p>10.5117318436</text:p>
          </table:table-cell>
          <table:table-cell table:number-columns-repeated="7" office:value-type="float" office:value="10.0620320855615">
            <text:p>10.0620320856</text:p>
          </table:table-cell>
        </table:table-row>
        <table:table-row table:style-name="ro1">
          <table:table-cell/>
          <table:table-cell office:value-type="float" office:value="-2.71528662420382">
            <text:p>-2.7152866242</text:p>
          </table:table-cell>
          <table:table-cell office:value-type="float" office:value="-2.07181208053691">
            <text:p>-2.0718120805</text:p>
          </table:table-cell>
          <table:table-cell office:value-type="float" office:value="-1.35531914893617">
            <text:p>-1.3553191489</text:p>
          </table:table-cell>
          <table:table-cell office:value-type="float" office:value="-0.658208955223881">
            <text:p>-0.6582089552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3.8352941176471">
            <text:p>13.8352941176</text:p>
          </table:table-cell>
          <table:table-cell office:value-type="float" office:value="13.3446808510638">
            <text:p>13.3446808511</text:p>
          </table:table-cell>
          <table:table-cell office:value-type="float" office:value="12.7135135135135">
            <text:p>12.7135135135</text:p>
          </table:table-cell>
          <table:table-cell office:value-type="float" office:value="12.3789473684211">
            <text:p>12.3789473684</text:p>
          </table:table-cell>
          <table:table-cell office:value-type="float" office:value="11.9088607594937">
            <text:p>11.9088607595</text:p>
          </table:table-cell>
          <table:table-cell office:value-type="float" office:value="11.6148148148148">
            <text:p>11.6148148148</text:p>
          </table:table-cell>
          <table:table-cell office:value-type="float" office:value="11.4731707317073">
            <text:p>11.4731707317</text:p>
          </table:table-cell>
          <table:table-cell office:value-type="float" office:value="11.2">
            <text:p>11.2</text:p>
          </table:table-cell>
          <table:table-cell office:value-type="float" office:value="10.9395348837209">
            <text:p>10.9395348837</text:p>
          </table:table-cell>
          <table:table-cell office:value-type="float" office:value="10.6909090909091">
            <text:p>10.6909090909</text:p>
          </table:table-cell>
          <table:table-cell office:value-type="float" office:value="10.2260869565217">
            <text:p>10.2260869565</text:p>
          </table:table-cell>
          <table:table-cell table:number-columns-repeated="7" office:value-type="float" office:value="10.0620320855615">
            <text:p>10.0620320856</text:p>
          </table:table-cell>
        </table:table-row>
        <table:table-row table:style-name="ro1">
          <table:table-cell/>
          <table:table-cell office:value-type="float" office:value="-3.01304347826087">
            <text:p>-3.0130434783</text:p>
          </table:table-cell>
          <table:table-cell office:value-type="float" office:value="-2.23907284768212">
            <text:p>-2.2390728477</text:p>
          </table:table-cell>
          <table:table-cell office:value-type="float" office:value="-1.54195804195804">
            <text:p>-1.541958042</text:p>
          </table:table-cell>
          <table:table-cell office:value-type="float" office:value="-0.762222222222222">
            <text:p>-0.7622222222</text:p>
          </table:table-cell>
          <table:table-cell office:value-type="float" office:value="0">
            <text:p>0</text:p>
          </table:table-cell>
          <table:table-cell/>
          <table:table-cell office:value-type="float" office:value="13.8352941176471">
            <text:p>13.8352941176</text:p>
          </table:table-cell>
          <table:table-cell office:value-type="float" office:value="13.6347826086957">
            <text:p>13.6347826087</text:p>
          </table:table-cell>
          <table:table-cell office:value-type="float" office:value="12.9765517241379">
            <text:p>12.9765517241</text:p>
          </table:table-cell>
          <table:table-cell office:value-type="float" office:value="12.6281879194631">
            <text:p>12.6281879195</text:p>
          </table:table-cell>
          <table:table-cell office:value-type="float" office:value="12.2980392156863">
            <text:p>12.2980392157</text:p>
          </table:table-cell>
          <table:table-cell office:value-type="float" office:value="11.6869565217391">
            <text:p>11.6869565217</text:p>
          </table:table-cell>
          <table:table-cell office:value-type="float" office:value="11.4036363636364">
            <text:p>11.4036363636</text:p>
          </table:table-cell>
          <table:table-cell office:value-type="float" office:value="11.2">
            <text:p>11.2</text:p>
          </table:table-cell>
          <table:table-cell office:value-type="float" office:value="11.0035087719298">
            <text:p>11.0035087719</text:p>
          </table:table-cell>
          <table:table-cell office:value-type="float" office:value="10.8763005780347">
            <text:p>10.876300578</text:p>
          </table:table-cell>
          <table:table-cell office:value-type="float" office:value="10.752">
            <text:p>10.752</text:p>
          </table:table-cell>
          <table:table-cell office:value-type="float" office:value="10.6305084745763">
            <text:p>10.6305084746</text:p>
          </table:table-cell>
          <table:table-cell office:value-type="float" office:value="10.1708108108108">
            <text:p>10.1708108108</text:p>
          </table:table-cell>
          <table:table-cell table:number-columns-repeated="7" office:value-type="float" office:value="10.0620320855615">
            <text:p>10.0620320856</text:p>
          </table:table-cell>
        </table:table-row>
        <table:table-row table:style-name="ro1">
          <table:table-cell table:number-columns-repeated="7"/>
          <table:table-cell office:value-type="float" office:value="13.8352941176471">
            <text:p>13.8352941176</text:p>
          </table:table-cell>
          <table:table-cell office:value-type="float" office:value="13.44">
            <text:p>13.44</text:p>
          </table:table-cell>
          <table:table-cell office:value-type="float" office:value="12.8">
            <text:p>12.8</text:p>
          </table:table-cell>
          <table:table-cell office:value-type="float" office:value="12.3789473684211">
            <text:p>12.3789473684</text:p>
          </table:table-cell>
          <table:table-cell office:value-type="float" office:value="11.8339622641509">
            <text:p>11.8339622642</text:p>
          </table:table-cell>
          <table:table-cell office:value-type="float" office:value="11.2">
            <text:p>11.2</text:p>
          </table:table-cell>
          <table:table-cell office:value-type="float" office:value="11.0682352941177">
            <text:p>11.0682352941</text:p>
          </table:table-cell>
          <table:table-cell office:value-type="float" office:value="10.8763005780347">
            <text:p>10.876300578</text:p>
          </table:table-cell>
          <table:table-cell office:value-type="float" office:value="10.8137931034483">
            <text:p>10.8137931034</text:p>
          </table:table-cell>
          <table:table-cell office:value-type="float" office:value="10.6305084745763">
            <text:p>10.6305084746</text:p>
          </table:table-cell>
          <table:table-cell office:value-type="float" office:value="10.4533333333333">
            <text:p>10.4533333333</text:p>
          </table:table-cell>
          <table:table-cell office:value-type="float" office:value="10.2260869565217">
            <text:p>10.2260869565</text:p>
          </table:table-cell>
          <table:table-cell table:number-columns-repeated="8" office:value-type="float" office:value="10.1161290322581">
            <text:p>10.1161290323</text:p>
          </table:table-cell>
        </table:table-row>
        <table:table-row table:style-name="ro1">
          <table:table-cell table:number-columns-repeated="7"/>
          <table:table-cell office:value-type="float" office:value="13.8352941176471">
            <text:p>13.8352941176</text:p>
          </table:table-cell>
          <table:table-cell office:value-type="float" office:value="12.9765517241379">
            <text:p>12.9765517241</text:p>
          </table:table-cell>
          <table:table-cell office:value-type="float" office:value="12.2980392156863">
            <text:p>12.2980392157</text:p>
          </table:table-cell>
          <table:table-cell office:value-type="float" office:value="11.9088607594937">
            <text:p>11.9088607595</text:p>
          </table:table-cell>
          <table:table-cell office:value-type="float" office:value="11.4036363636364">
            <text:p>11.4036363636</text:p>
          </table:table-cell>
          <table:table-cell office:value-type="float" office:value="11.0035087719298">
            <text:p>11.0035087719</text:p>
          </table:table-cell>
          <table:table-cell office:value-type="float" office:value="10.752">
            <text:p>10.752</text:p>
          </table:table-cell>
          <table:table-cell office:value-type="float" office:value="10.6305084745763">
            <text:p>10.6305084746</text:p>
          </table:table-cell>
          <table:table-cell office:value-type="float" office:value="10.5117318435754">
            <text:p>10.5117318436</text:p>
          </table:table-cell>
          <table:table-cell office:value-type="float" office:value="10.3384615384615">
            <text:p>10.3384615385</text:p>
          </table:table-cell>
          <table:table-cell table:number-columns-repeated="10" office:value-type="float" office:value="10.2819672131148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8352941176471">
            <text:p>13.8352941176</text:p>
          </table:table-cell>
          <table:table-cell office:value-type="float" office:value="12.544">
            <text:p>12.544</text:p>
          </table:table-cell>
          <table:table-cell office:value-type="float" office:value="11.8339622641509">
            <text:p>11.8339622642</text:p>
          </table:table-cell>
          <table:table-cell office:value-type="float" office:value="11.5435582822086">
            <text:p>11.5435582822</text:p>
          </table:table-cell>
          <table:table-cell office:value-type="float" office:value="11.3349397590361">
            <text:p>11.334939759</text:p>
          </table:table-cell>
          <table:table-cell office:value-type="float" office:value="10.8763005780347">
            <text:p>10.876300578</text:p>
          </table:table-cell>
          <table:table-cell office:value-type="float" office:value="10.6305084745763">
            <text:p>10.6305084746</text:p>
          </table:table-cell>
          <table:table-cell office:value-type="float" office:value="10.3384615384615">
            <text:p>10.3384615385</text:p>
          </table:table-cell>
          <table:table-cell table:number-columns-repeated="12" office:value-type="float" office:value="10.2819672131148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>
            <text:p>13.7343065693</text:p>
          </table:table-cell>
          <table:table-cell office:value-type="float" office:value="12.0615384615385">
            <text:p>12.0615384615</text:p>
          </table:table-cell>
          <table:table-cell office:value-type="float" office:value="11.4036363636364">
            <text:p>11.4036363636</text:p>
          </table:table-cell>
          <table:table-cell office:value-type="float" office:value="11.2670658682635">
            <text:p>11.2670658683</text:p>
          </table:table-cell>
          <table:table-cell office:value-type="float" office:value="11.1337278106509">
            <text:p>11.1337278107</text:p>
          </table:table-cell>
          <table:table-cell office:value-type="float" office:value="10.8137931034483">
            <text:p>10.8137931034</text:p>
          </table:table-cell>
          <table:table-cell office:value-type="float" office:value="10.5117318435754">
            <text:p>10.5117318436</text:p>
          </table:table-cell>
          <table:table-cell office:value-type="float" office:value="10.3384615384615">
            <text:p>10.3384615385</text:p>
          </table:table-cell>
          <table:table-cell table:number-columns-repeated="12" office:value-type="float" office:value="10.2819672131148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>
            <text:p>13.7343065693</text:p>
          </table:table-cell>
          <table:table-cell office:value-type="float" office:value="12.0615384615385">
            <text:p>12.0615384615</text:p>
          </table:table-cell>
          <table:table-cell office:value-type="float" office:value="11.4036363636364">
            <text:p>11.4036363636</text:p>
          </table:table-cell>
          <table:table-cell office:value-type="float" office:value="11.2670658682635">
            <text:p>11.2670658683</text:p>
          </table:table-cell>
          <table:table-cell office:value-type="float" office:value="11.1337278106509">
            <text:p>11.1337278107</text:p>
          </table:table-cell>
          <table:table-cell office:value-type="float" office:value="10.8137931034483">
            <text:p>10.8137931034</text:p>
          </table:table-cell>
          <table:table-cell office:value-type="float" office:value="10.5117318435754">
            <text:p>10.5117318436</text:p>
          </table:table-cell>
          <table:table-cell office:value-type="float" office:value="10.3384615384615">
            <text:p>10.3384615385</text:p>
          </table:table-cell>
          <table:table-cell table:number-columns-repeated="12" office:value-type="float" office:value="10.2819672131148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>
            <text:p>13.7343065693</text:p>
          </table:table-cell>
          <table:table-cell office:value-type="float" office:value="12.0615384615385">
            <text:p>12.0615384615</text:p>
          </table:table-cell>
          <table:table-cell office:value-type="float" office:value="11.4036363636364">
            <text:p>11.4036363636</text:p>
          </table:table-cell>
          <table:table-cell office:value-type="float" office:value="11.2670658682635">
            <text:p>11.2670658683</text:p>
          </table:table-cell>
          <table:table-cell office:value-type="float" office:value="11.1337278106509">
            <text:p>11.1337278107</text:p>
          </table:table-cell>
          <table:table-cell office:value-type="float" office:value="10.8137931034483">
            <text:p>10.8137931034</text:p>
          </table:table-cell>
          <table:table-cell office:value-type="float" office:value="10.5117318435754">
            <text:p>10.5117318436</text:p>
          </table:table-cell>
          <table:table-cell office:value-type="float" office:value="10.3384615384615">
            <text:p>10.3384615385</text:p>
          </table:table-cell>
          <table:table-cell table:number-columns-repeated="12" office:value-type="float" office:value="10.2819672131148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>
            <text:p>13.7343065693</text:p>
          </table:table-cell>
          <table:table-cell office:value-type="float" office:value="12.0615384615385">
            <text:p>12.0615384615</text:p>
          </table:table-cell>
          <table:table-cell office:value-type="float" office:value="11.4036363636364">
            <text:p>11.4036363636</text:p>
          </table:table-cell>
          <table:table-cell office:value-type="float" office:value="11.2670658682635">
            <text:p>11.2670658683</text:p>
          </table:table-cell>
          <table:table-cell office:value-type="float" office:value="11.1337278106509">
            <text:p>11.1337278107</text:p>
          </table:table-cell>
          <table:table-cell office:value-type="float" office:value="10.8137931034483">
            <text:p>10.8137931034</text:p>
          </table:table-cell>
          <table:table-cell office:value-type="float" office:value="10.5117318435754">
            <text:p>10.5117318436</text:p>
          </table:table-cell>
          <table:table-cell office:value-type="float" office:value="10.3384615384615">
            <text:p>10.3384615385</text:p>
          </table:table-cell>
          <table:table-cell table:number-columns-repeated="12" office:value-type="float" office:value="10.2819672131148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>
            <text:p>13.7343065693</text:p>
          </table:table-cell>
          <table:table-cell office:value-type="float" office:value="12.0615384615385">
            <text:p>12.0615384615</text:p>
          </table:table-cell>
          <table:table-cell office:value-type="float" office:value="11.4036363636364">
            <text:p>11.4036363636</text:p>
          </table:table-cell>
          <table:table-cell office:value-type="float" office:value="11.2670658682635">
            <text:p>11.2670658683</text:p>
          </table:table-cell>
          <table:table-cell office:value-type="float" office:value="11.1337278106509">
            <text:p>11.1337278107</text:p>
          </table:table-cell>
          <table:table-cell office:value-type="float" office:value="10.8137931034483">
            <text:p>10.8137931034</text:p>
          </table:table-cell>
          <table:table-cell office:value-type="float" office:value="10.5117318435754">
            <text:p>10.5117318436</text:p>
          </table:table-cell>
          <table:table-cell table:number-columns-repeated="3" office:value-type="float" office:value="10.3384615384615">
            <text:p>10.3384615385</text:p>
          </table:table-cell>
          <table:table-cell table:number-columns-repeated="10" office:value-type="float" office:value="10.2819672131148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>
            <text:p>13.7343065693</text:p>
          </table:table-cell>
          <table:table-cell office:value-type="float" office:value="12.0615384615385">
            <text:p>12.0615384615</text:p>
          </table:table-cell>
          <table:table-cell office:value-type="float" office:value="11.4036363636364">
            <text:p>11.4036363636</text:p>
          </table:table-cell>
          <table:table-cell office:value-type="float" office:value="11.2670658682635">
            <text:p>11.2670658683</text:p>
          </table:table-cell>
          <table:table-cell office:value-type="float" office:value="11.1337278106509">
            <text:p>11.1337278107</text:p>
          </table:table-cell>
          <table:table-cell office:value-type="float" office:value="10.8137931034483">
            <text:p>10.8137931034</text:p>
          </table:table-cell>
          <table:table-cell office:value-type="float" office:value="10.5117318435754">
            <text:p>10.5117318436</text:p>
          </table:table-cell>
          <table:table-cell table:number-columns-repeated="3" office:value-type="float" office:value="10.3384615384615">
            <text:p>10.3384615385</text:p>
          </table:table-cell>
          <table:table-cell table:number-columns-repeated="10" office:value-type="float" office:value="10.2819672131148">
            <text:p>10.281967213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7"/>
          <table:table-cell table:formula="of:=CONCATENATE(TEXT([.H4];&quot;##0.##&quot;);&quot;,&quot;)" office:value-type="string" office:string-value="0.35,">
            <text:p>0.35,</text:p>
          </table:table-cell>
          <table:table-cell table:formula="of:=CONCATENATE(TEXT([.I4];&quot;##0.##&quot;);&quot;,&quot;)" office:value-type="string" office:string-value="0.55,">
            <text:p>0.55,</text:p>
          </table:table-cell>
          <table:table-cell table:formula="of:=CONCATENATE(TEXT([.J4];&quot;##0.##&quot;);&quot;,&quot;)" office:value-type="string" office:string-value="0.7,">
            <text:p>0.7,</text:p>
          </table:table-cell>
          <table:table-cell table:formula="of:=CONCATENATE(TEXT([.K4];&quot;##0.##&quot;);&quot;,&quot;)" office:value-type="string" office:string-value="0.87,">
            <text:p>0.87,</text:p>
          </table:table-cell>
          <table:table-cell table:formula="of:=CONCATENATE(TEXT([.L4];&quot;##0.##&quot;);&quot;,&quot;)" office:value-type="string" office:string-value="1,">
            <text:p>1,</text:p>
          </table:table-cell>
          <table:table-cell table:formula="of:=CONCATENATE(TEXT([.M4];&quot;##0.##&quot;);&quot;,&quot;)" office:value-type="string" office:string-value="1.15,">
            <text:p>1.15,</text:p>
          </table:table-cell>
          <table:table-cell table:formula="of:=CONCATENATE(TEXT([.N4];&quot;##0.##&quot;);&quot;,&quot;)" office:value-type="string" office:string-value="1.25,">
            <text:p>1.25,</text:p>
          </table:table-cell>
          <table:table-cell table:formula="of:=CONCATENATE(TEXT([.O4];&quot;##0.##&quot;);&quot;,&quot;)" office:value-type="string" office:string-value="1.35,">
            <text:p>1.35,</text:p>
          </table:table-cell>
          <table:table-cell table:formula="of:=CONCATENATE(TEXT([.P4];&quot;##0.##&quot;);&quot;,&quot;)" office:value-type="string" office:string-value="1.45,">
            <text:p>1.45,</text:p>
          </table:table-cell>
          <table:table-cell table:formula="of:=CONCATENATE(TEXT([.Q4];&quot;##0.##&quot;);&quot;,&quot;)" office:value-type="string" office:string-value="1.6,">
            <text:p>1.6,</text:p>
          </table:table-cell>
          <table:table-cell table:formula="of:=CONCATENATE(TEXT([.R4];&quot;##0.##&quot;);&quot;,&quot;)" office:value-type="string" office:string-value="1.7,">
            <text:p>1.7,</text:p>
          </table:table-cell>
          <table:table-cell table:formula="of:=CONCATENATE(TEXT([.S4];&quot;##0.##&quot;);&quot;,&quot;)" office:value-type="string" office:string-value="1.8,">
            <text:p>1.8,</text:p>
          </table:table-cell>
          <table:table-cell table:formula="of:=CONCATENATE(TEXT([.T4];&quot;##0.##&quot;);&quot;,&quot;)" office:value-type="string" office:string-value="2,">
            <text:p>2,</text:p>
          </table:table-cell>
          <table:table-cell table:formula="of:=CONCATENATE(TEXT([.U4];&quot;##0.##&quot;);&quot;,&quot;)" office:value-type="string" office:string-value="2.21,">
            <text:p>2.21,</text:p>
          </table:table-cell>
          <table:table-cell table:formula="of:=CONCATENATE(TEXT([.V4];&quot;##0.##&quot;);&quot;,&quot;)" office:value-type="string" office:string-value="2.43,">
            <text:p>2.43,</text:p>
          </table:table-cell>
          <table:table-cell table:formula="of:=CONCATENATE(TEXT([.W4];&quot;##0.##&quot;);&quot;,&quot;)" office:value-type="string" office:string-value="2.64,">
            <text:p>2.64,</text:p>
          </table:table-cell>
          <table:table-cell table:formula="of:=CONCATENATE(TEXT([.X4];&quot;##0.##&quot;);&quot;,&quot;)" office:value-type="string" office:string-value="2.86,">
            <text:p>2.86,</text:p>
          </table:table-cell>
          <table:table-cell table:formula="of:=CONCATENATE(TEXT([.Y4];&quot;##0.##&quot;);&quot;,&quot;)" office:value-type="string" office:string-value="3.07,">
            <text:p>3.07,</text:p>
          </table:table-cell>
          <table:table-cell table:formula="of:=CONCATENATE(TEXT([.Z4];&quot;##0.##&quot;);&quot;,&quot;)" office:value-type="string" office:string-value="3.29,">
            <text:p>3.29,</text:p>
          </table:table-cell>
          <table:table-cell table:formula="of:=CONCATENATE(TEXT([.AA4];&quot;##0.##&quot;);&quot;,&quot;)" office:value-type="string" office:string-value="3.5,">
            <text:p>3.5,</text:p>
          </table:table-cell>
        </table:table-row>
        <table:table-row table:style-name="ro1">
          <table:table-cell/>
          <table:table-cell table:formula="of:=CONCATENATE(TEXT(((14.7/([.B4]+14.7))-1)/0.0078125;&quot;##0.#&quot;);&quot;,&quot;)" office:value-type="string" office:string-value="0,">
            <text:p>0,</text:p>
          </table:table-cell>
          <table:table-cell table:formula="of:=CONCATENATE(TEXT(((14.7/([.C4]+14.7))-1)/0.0078125;&quot;##0.#&quot;);&quot;,&quot;)" office:value-type="string" office:string-value="0,">
            <text:p>0,</text:p>
          </table:table-cell>
          <table:table-cell table:formula="of:=CONCATENATE(TEXT(((14.7/([.D4]+14.7))-1)/0.0078125;&quot;##0.#&quot;);&quot;,&quot;)" office:value-type="string" office:string-value="0,">
            <text:p>0,</text:p>
          </table:table-cell>
          <table:table-cell table:formula="of:=CONCATENATE(TEXT(((14.7/([.E4]+14.7))-1)/0.0078125;&quot;##0.#&quot;);&quot;,&quot;)" office:value-type="string" office:string-value="0,">
            <text:p>0,</text:p>
          </table:table-cell>
          <table:table-cell table:formula="of:=CONCATENATE(TEXT(((14.7/([.F4]+14.7))-1)/0.0078125;&quot;##0.#&quot;);&quot;,&quot;)" office:value-type="string" office:string-value="0,">
            <text:p>0,</text:p>
          </table:table-cell>
          <table:table-cell/>
          <table:table-cell table:formula="of:=CONCATENATE(TEXT(((14.7/[.H5])-1)/0.0078125;&quot;##0.#&quot;);&quot;,&quot;)" office:value-type="string" office:string-value="0,">
            <text:p>0,</text:p>
          </table:table-cell>
          <table:table-cell table:formula="of:=CONCATENATE(TEXT(((14.7/[.I5])-1)/0.0078125;&quot;##0.#&quot;);&quot;,&quot;)" office:value-type="string" office:string-value="0,">
            <text:p>0,</text:p>
          </table:table-cell>
          <table:table-cell table:formula="of:=CONCATENATE(TEXT(((14.7/[.J5])-1)/0.0078125;&quot;##0.#&quot;);&quot;,&quot;)" office:value-type="string" office:string-value="0,">
            <text:p>0,</text:p>
          </table:table-cell>
          <table:table-cell table:formula="of:=CONCATENATE(TEXT(((14.7/[.K5])-1)/0.0078125;&quot;##0.#&quot;);&quot;,&quot;)" office:value-type="string" office:string-value="0,">
            <text:p>0,</text:p>
          </table:table-cell>
          <table:table-cell table:formula="of:=CONCATENATE(TEXT(((14.7/[.L5])-1)/0.0078125;&quot;##0.#&quot;);&quot;,&quot;)" office:value-type="string" office:string-value="0,">
            <text:p>0,</text:p>
          </table:table-cell>
          <table:table-cell table:formula="of:=CONCATENATE(TEXT(((14.7/[.M5])-1)/0.0078125;&quot;##0.#&quot;);&quot;,&quot;)" office:value-type="string" office:string-value="0,">
            <text:p>0,</text:p>
          </table:table-cell>
          <table:table-cell table:formula="of:=CONCATENATE(TEXT(((14.7/[.N5])-1)/0.0078125;&quot;##0.#&quot;);&quot;,&quot;)" office:value-type="string" office:string-value="14,">
            <text:p>14,</text:p>
          </table:table-cell>
          <table:table-cell table:formula="of:=CONCATENATE(TEXT(((14.7/[.O5])-1)/0.0078125;&quot;##0.#&quot;);&quot;,&quot;)" office:value-type="string" office:string-value="14,">
            <text:p>14,</text:p>
          </table:table-cell>
          <table:table-cell table:formula="of:=CONCATENATE(TEXT(((14.7/[.P5])-1)/0.0078125;&quot;##0.#&quot;);&quot;,&quot;)" office:value-type="string" office:string-value="14,">
            <text:p>14,</text:p>
          </table:table-cell>
          <table:table-cell table:formula="of:=CONCATENATE(TEXT(((14.7/[.Q5])-1)/0.0078125;&quot;##0.#&quot;);&quot;,&quot;)" office:value-type="string" office:string-value="14,">
            <text:p>14,</text:p>
          </table:table-cell>
          <table:table-cell table:formula="of:=CONCATENATE(TEXT(((14.7/[.R5])-1)/0.0078125;&quot;##0.#&quot;);&quot;,&quot;)" office:value-type="string" office:string-value="14,">
            <text:p>14,</text:p>
          </table:table-cell>
          <table:table-cell table:formula="of:=CONCATENATE(TEXT(((14.7/[.S5])-1)/0.0078125;&quot;##0.#&quot;);&quot;,&quot;)" office:value-type="string" office:string-value="14,">
            <text:p>14,</text:p>
          </table:table-cell>
          <table:table-cell table:formula="of:=CONCATENATE(TEXT(((14.7/[.T5])-1)/0.0078125;&quot;##0.#&quot;);&quot;,&quot;)" office:value-type="string" office:string-value="14,">
            <text:p>14,</text:p>
          </table:table-cell>
          <table:table-cell table:formula="of:=CONCATENATE(TEXT(((14.7/[.U5])-1)/0.0078125;&quot;##0.#&quot;);&quot;,&quot;)" office:value-type="string" office:string-value="14,">
            <text:p>14,</text:p>
          </table:table-cell>
          <table:table-cell table:formula="of:=CONCATENATE(TEXT(((14.7/[.V5])-1)/0.0078125;&quot;##0.#&quot;);&quot;,&quot;)" office:value-type="string" office:string-value="14,">
            <text:p>14,</text:p>
          </table:table-cell>
          <table:table-cell table:formula="of:=CONCATENATE(TEXT(((14.7/[.W5])-1)/0.0078125;&quot;##0.#&quot;);&quot;,&quot;)" office:value-type="string" office:string-value="14,">
            <text:p>14,</text:p>
          </table:table-cell>
          <table:table-cell table:formula="of:=CONCATENATE(TEXT(((14.7/[.X5])-1)/0.0078125;&quot;##0.#&quot;);&quot;,&quot;)" office:value-type="string" office:string-value="14,">
            <text:p>14,</text:p>
          </table:table-cell>
          <table:table-cell table:formula="of:=CONCATENATE(TEXT(((14.7/[.Y5])-1)/0.0078125;&quot;##0.#&quot;);&quot;,&quot;)" office:value-type="string" office:string-value="14,">
            <text:p>14,</text:p>
          </table:table-cell>
          <table:table-cell table:formula="of:=CONCATENATE(TEXT(((14.7/[.Z5])-1)/0.0078125;&quot;##0.#&quot;);&quot;,&quot;)" office:value-type="string" office:string-value="14,">
            <text:p>14,</text:p>
          </table:table-cell>
          <table:table-cell table:formula="of:=CONCATENATE(TEXT(((14.7/[.AA5])-1)/0.0078125;&quot;##0.#&quot;);&quot;,&quot;)" office:value-type="string" office:string-value="14,">
            <text:p>14,</text:p>
          </table:table-cell>
        </table:table-row>
        <table:table-row table:style-name="ro1">
          <table:table-cell/>
          <table:table-cell table:formula="of:=CONCATENATE(TEXT(((14.7/([.B5]+14.7))-1)/0.0078125;&quot;##0.#&quot;);&quot;,&quot;)" office:value-type="string" office:string-value="2,">
            <text:p>2,</text:p>
          </table:table-cell>
          <table:table-cell table:formula="of:=CONCATENATE(TEXT(((14.7/([.C5]+14.7))-1)/0.0078125;&quot;##0.#&quot;);&quot;,&quot;)" office:value-type="string" office:string-value="1,">
            <text:p>1,</text:p>
          </table:table-cell>
          <table:table-cell table:formula="of:=CONCATENATE(TEXT(((14.7/([.D5]+14.7))-1)/0.0078125;&quot;##0.#&quot;);&quot;,&quot;)" office:value-type="string" office:string-value="1,">
            <text:p>1,</text:p>
          </table:table-cell>
          <table:table-cell table:formula="of:=CONCATENATE(TEXT(((14.7/([.E5]+14.7))-1)/0.0078125;&quot;##0.#&quot;);&quot;,&quot;)" office:value-type="string" office:string-value="0,">
            <text:p>0,</text:p>
          </table:table-cell>
          <table:table-cell table:formula="of:=CONCATENATE(TEXT(((14.7/([.F5]+14.7))-1)/0.0078125;&quot;##0.#&quot;);&quot;,&quot;)" office:value-type="string" office:string-value="0,">
            <text:p>0,</text:p>
          </table:table-cell>
          <table:table-cell/>
          <table:table-cell table:formula="of:=CONCATENATE(TEXT(((14.7/[.H6])-1)/0.0078125;&quot;##0.#&quot;);&quot;,&quot;)" office:value-type="string" office:string-value="0,">
            <text:p>0,</text:p>
          </table:table-cell>
          <table:table-cell table:formula="of:=CONCATENATE(TEXT(((14.7/[.I6])-1)/0.0078125;&quot;##0.#&quot;);&quot;,&quot;)" office:value-type="string" office:string-value="0,">
            <text:p>0,</text:p>
          </table:table-cell>
          <table:table-cell table:formula="of:=CONCATENATE(TEXT(((14.7/[.J6])-1)/0.0078125;&quot;##0.#&quot;);&quot;,&quot;)" office:value-type="string" office:string-value="0,">
            <text:p>0,</text:p>
          </table:table-cell>
          <table:table-cell table:formula="of:=CONCATENATE(TEXT(((14.7/[.K6])-1)/0.0078125;&quot;##0.#&quot;);&quot;,&quot;)" office:value-type="string" office:string-value="0,">
            <text:p>0,</text:p>
          </table:table-cell>
          <table:table-cell table:formula="of:=CONCATENATE(TEXT(((14.7/[.L6])-1)/0.0078125;&quot;##0.#&quot;);&quot;,&quot;)" office:value-type="string" office:string-value="0,">
            <text:p>0,</text:p>
          </table:table-cell>
          <table:table-cell table:formula="of:=CONCATENATE(TEXT(((14.7/[.M6])-1)/0.0078125;&quot;##0.#&quot;);&quot;,&quot;)" office:value-type="string" office:string-value="0,">
            <text:p>0,</text:p>
          </table:table-cell>
          <table:table-cell table:formula="of:=CONCATENATE(TEXT(((14.7/[.N6])-1)/0.0078125;&quot;##0.#&quot;);&quot;,&quot;)" office:value-type="string" office:string-value="14,">
            <text:p>14,</text:p>
          </table:table-cell>
          <table:table-cell table:formula="of:=CONCATENATE(TEXT(((14.7/[.O6])-1)/0.0078125;&quot;##0.#&quot;);&quot;,&quot;)" office:value-type="string" office:string-value="14,">
            <text:p>14,</text:p>
          </table:table-cell>
          <table:table-cell table:formula="of:=CONCATENATE(TEXT(((14.7/[.P6])-1)/0.0078125;&quot;##0.#&quot;);&quot;,&quot;)" office:value-type="string" office:string-value="14,">
            <text:p>14,</text:p>
          </table:table-cell>
          <table:table-cell table:formula="of:=CONCATENATE(TEXT(((14.7/[.Q6])-1)/0.0078125;&quot;##0.#&quot;);&quot;,&quot;)" office:value-type="string" office:string-value="14,">
            <text:p>14,</text:p>
          </table:table-cell>
          <table:table-cell table:formula="of:=CONCATENATE(TEXT(((14.7/[.R6])-1)/0.0078125;&quot;##0.#&quot;);&quot;,&quot;)" office:value-type="string" office:string-value="14,">
            <text:p>14,</text:p>
          </table:table-cell>
          <table:table-cell table:formula="of:=CONCATENATE(TEXT(((14.7/[.S6])-1)/0.0078125;&quot;##0.#&quot;);&quot;,&quot;)" office:value-type="string" office:string-value="14,">
            <text:p>14,</text:p>
          </table:table-cell>
          <table:table-cell table:formula="of:=CONCATENATE(TEXT(((14.7/[.T6])-1)/0.0078125;&quot;##0.#&quot;);&quot;,&quot;)" office:value-type="string" office:string-value="14,">
            <text:p>14,</text:p>
          </table:table-cell>
          <table:table-cell table:formula="of:=CONCATENATE(TEXT(((14.7/[.U6])-1)/0.0078125;&quot;##0.#&quot;);&quot;,&quot;)" office:value-type="string" office:string-value="14,">
            <text:p>14,</text:p>
          </table:table-cell>
          <table:table-cell table:formula="of:=CONCATENATE(TEXT(((14.7/[.V6])-1)/0.0078125;&quot;##0.#&quot;);&quot;,&quot;)" office:value-type="string" office:string-value="14,">
            <text:p>14,</text:p>
          </table:table-cell>
          <table:table-cell table:formula="of:=CONCATENATE(TEXT(((14.7/[.W6])-1)/0.0078125;&quot;##0.#&quot;);&quot;,&quot;)" office:value-type="string" office:string-value="14,">
            <text:p>14,</text:p>
          </table:table-cell>
          <table:table-cell table:formula="of:=CONCATENATE(TEXT(((14.7/[.X6])-1)/0.0078125;&quot;##0.#&quot;);&quot;,&quot;)" office:value-type="string" office:string-value="14,">
            <text:p>14,</text:p>
          </table:table-cell>
          <table:table-cell table:formula="of:=CONCATENATE(TEXT(((14.7/[.Y6])-1)/0.0078125;&quot;##0.#&quot;);&quot;,&quot;)" office:value-type="string" office:string-value="14,">
            <text:p>14,</text:p>
          </table:table-cell>
          <table:table-cell table:formula="of:=CONCATENATE(TEXT(((14.7/[.Z6])-1)/0.0078125;&quot;##0.#&quot;);&quot;,&quot;)" office:value-type="string" office:string-value="14,">
            <text:p>14,</text:p>
          </table:table-cell>
          <table:table-cell table:formula="of:=CONCATENATE(TEXT(((14.7/[.AA6])-1)/0.0078125;&quot;##0.#&quot;);&quot;,&quot;)" office:value-type="string" office:string-value="14,">
            <text:p>14,</text:p>
          </table:table-cell>
        </table:table-row>
        <table:table-row table:style-name="ro1">
          <table:table-cell/>
          <table:table-cell table:formula="of:=CONCATENATE(TEXT(((14.7/([.B6]+14.7))-1)/0.0078125;&quot;##0.#&quot;);&quot;,&quot;)" office:value-type="string" office:string-value="5,">
            <text:p>5,</text:p>
          </table:table-cell>
          <table:table-cell table:formula="of:=CONCATENATE(TEXT(((14.7/([.C6]+14.7))-1)/0.0078125;&quot;##0.#&quot;);&quot;,&quot;)" office:value-type="string" office:string-value="4,">
            <text:p>4,</text:p>
          </table:table-cell>
          <table:table-cell table:formula="of:=CONCATENATE(TEXT(((14.7/([.D6]+14.7))-1)/0.0078125;&quot;##0.#&quot;);&quot;,&quot;)" office:value-type="string" office:string-value="2,">
            <text:p>2,</text:p>
          </table:table-cell>
          <table:table-cell table:formula="of:=CONCATENATE(TEXT(((14.7/([.E6]+14.7))-1)/0.0078125;&quot;##0.#&quot;);&quot;,&quot;)" office:value-type="string" office:string-value="1,">
            <text:p>1,</text:p>
          </table:table-cell>
          <table:table-cell table:formula="of:=CONCATENATE(TEXT(((14.7/([.F6]+14.7))-1)/0.0078125;&quot;##0.#&quot;);&quot;,&quot;)" office:value-type="string" office:string-value="0,">
            <text:p>0,</text:p>
          </table:table-cell>
          <table:table-cell/>
          <table:table-cell table:formula="of:=CONCATENATE(TEXT(((14.7/[.H7])-1)/0.0078125;&quot;##0.#&quot;);&quot;,&quot;)" office:value-type="string" office:string-value="0,">
            <text:p>0,</text:p>
          </table:table-cell>
          <table:table-cell table:formula="of:=CONCATENATE(TEXT(((14.7/[.I7])-1)/0.0078125;&quot;##0.#&quot;);&quot;,&quot;)" office:value-type="string" office:string-value="0,">
            <text:p>0,</text:p>
          </table:table-cell>
          <table:table-cell table:formula="of:=CONCATENATE(TEXT(((14.7/[.J7])-1)/0.0078125;&quot;##0.#&quot;);&quot;,&quot;)" office:value-type="string" office:string-value="0,">
            <text:p>0,</text:p>
          </table:table-cell>
          <table:table-cell table:formula="of:=CONCATENATE(TEXT(((14.7/[.K7])-1)/0.0078125;&quot;##0.#&quot;);&quot;,&quot;)" office:value-type="string" office:string-value="0,">
            <text:p>0,</text:p>
          </table:table-cell>
          <table:table-cell table:formula="of:=CONCATENATE(TEXT(((14.7/[.L7])-1)/0.0078125;&quot;##0.#&quot;);&quot;,&quot;)" office:value-type="string" office:string-value="0,">
            <text:p>0,</text:p>
          </table:table-cell>
          <table:table-cell table:formula="of:=CONCATENATE(TEXT(((14.7/[.M7])-1)/0.0078125;&quot;##0.#&quot;);&quot;,&quot;)" office:value-type="string" office:string-value="0,">
            <text:p>0,</text:p>
          </table:table-cell>
          <table:table-cell table:formula="of:=CONCATENATE(TEXT(((14.7/[.N7])-1)/0.0078125;&quot;##0.#&quot;);&quot;,&quot;)" office:value-type="string" office:string-value="0,">
            <text:p>0,</text:p>
          </table:table-cell>
          <table:table-cell table:formula="of:=CONCATENATE(TEXT(((14.7/[.O7])-1)/0.0078125;&quot;##0.#&quot;);&quot;,&quot;)" office:value-type="string" office:string-value="0,">
            <text:p>0,</text:p>
          </table:table-cell>
          <table:table-cell table:formula="of:=CONCATENATE(TEXT(((14.7/[.P7])-1)/0.0078125;&quot;##0.#&quot;);&quot;,&quot;)" office:value-type="string" office:string-value="17,">
            <text:p>17,</text:p>
          </table:table-cell>
          <table:table-cell table:formula="of:=CONCATENATE(TEXT(((14.7/[.Q7])-1)/0.0078125;&quot;##0.#&quot;);&quot;,&quot;)" office:value-type="string" office:string-value="17,">
            <text:p>17,</text:p>
          </table:table-cell>
          <table:table-cell table:formula="of:=CONCATENATE(TEXT(((14.7/[.R7])-1)/0.0078125;&quot;##0.#&quot;);&quot;,&quot;)" office:value-type="string" office:string-value="17,">
            <text:p>17,</text:p>
          </table:table-cell>
          <table:table-cell table:formula="of:=CONCATENATE(TEXT(((14.7/[.S7])-1)/0.0078125;&quot;##0.#&quot;);&quot;,&quot;)" office:value-type="string" office:string-value="17,">
            <text:p>17,</text:p>
          </table:table-cell>
          <table:table-cell table:formula="of:=CONCATENATE(TEXT(((14.7/[.T7])-1)/0.0078125;&quot;##0.#&quot;);&quot;,&quot;)" office:value-type="string" office:string-value="17,">
            <text:p>17,</text:p>
          </table:table-cell>
          <table:table-cell table:formula="of:=CONCATENATE(TEXT(((14.7/[.U7])-1)/0.0078125;&quot;##0.#&quot;);&quot;,&quot;)" office:value-type="string" office:string-value="17,">
            <text:p>17,</text:p>
          </table:table-cell>
          <table:table-cell table:formula="of:=CONCATENATE(TEXT(((14.7/[.V7])-1)/0.0078125;&quot;##0.#&quot;);&quot;,&quot;)" office:value-type="string" office:string-value="17,">
            <text:p>17,</text:p>
          </table:table-cell>
          <table:table-cell table:formula="of:=CONCATENATE(TEXT(((14.7/[.W7])-1)/0.0078125;&quot;##0.#&quot;);&quot;,&quot;)" office:value-type="string" office:string-value="17,">
            <text:p>17,</text:p>
          </table:table-cell>
          <table:table-cell table:formula="of:=CONCATENATE(TEXT(((14.7/[.X7])-1)/0.0078125;&quot;##0.#&quot;);&quot;,&quot;)" office:value-type="string" office:string-value="17,">
            <text:p>17,</text:p>
          </table:table-cell>
          <table:table-cell table:formula="of:=CONCATENATE(TEXT(((14.7/[.Y7])-1)/0.0078125;&quot;##0.#&quot;);&quot;,&quot;)" office:value-type="string" office:string-value="17,">
            <text:p>17,</text:p>
          </table:table-cell>
          <table:table-cell table:formula="of:=CONCATENATE(TEXT(((14.7/[.Z7])-1)/0.0078125;&quot;##0.#&quot;);&quot;,&quot;)" office:value-type="string" office:string-value="17,">
            <text:p>17,</text:p>
          </table:table-cell>
          <table:table-cell table:formula="of:=CONCATENATE(TEXT(((14.7/[.AA7])-1)/0.0078125;&quot;##0.#&quot;);&quot;,&quot;)" office:value-type="string" office:string-value="17,">
            <text:p>17,</text:p>
          </table:table-cell>
        </table:table-row>
        <table:table-row table:style-name="ro1">
          <table:table-cell/>
          <table:table-cell table:formula="of:=CONCATENATE(TEXT(((14.7/([.B7]+14.7))-1)/0.0078125;&quot;##0.#&quot;);&quot;,&quot;)" office:value-type="string" office:string-value="8,">
            <text:p>8,</text:p>
          </table:table-cell>
          <table:table-cell table:formula="of:=CONCATENATE(TEXT(((14.7/([.C7]+14.7))-1)/0.0078125;&quot;##0.#&quot;);&quot;,&quot;)" office:value-type="string" office:string-value="6,">
            <text:p>6,</text:p>
          </table:table-cell>
          <table:table-cell table:formula="of:=CONCATENATE(TEXT(((14.7/([.D7]+14.7))-1)/0.0078125;&quot;##0.#&quot;);&quot;,&quot;)" office:value-type="string" office:string-value="4,">
            <text:p>4,</text:p>
          </table:table-cell>
          <table:table-cell table:formula="of:=CONCATENATE(TEXT(((14.7/([.E7]+14.7))-1)/0.0078125;&quot;##0.#&quot;);&quot;,&quot;)" office:value-type="string" office:string-value="2,">
            <text:p>2,</text:p>
          </table:table-cell>
          <table:table-cell table:formula="of:=CONCATENATE(TEXT(((14.7/([.F7]+14.7))-1)/0.0078125;&quot;##0.#&quot;);&quot;,&quot;)" office:value-type="string" office:string-value="0,">
            <text:p>0,</text:p>
          </table:table-cell>
          <table:table-cell/>
          <table:table-cell table:formula="of:=CONCATENATE(TEXT(((14.7/[.H8])-1)/0.0078125;&quot;##0.#&quot;);&quot;,&quot;)" office:value-type="string" office:string-value="0,">
            <text:p>0,</text:p>
          </table:table-cell>
          <table:table-cell table:formula="of:=CONCATENATE(TEXT(((14.7/[.I8])-1)/0.0078125;&quot;##0.#&quot;);&quot;,&quot;)" office:value-type="string" office:string-value="0,">
            <text:p>0,</text:p>
          </table:table-cell>
          <table:table-cell table:formula="of:=CONCATENATE(TEXT(((14.7/[.J8])-1)/0.0078125;&quot;##0.#&quot;);&quot;,&quot;)" office:value-type="string" office:string-value="0,">
            <text:p>0,</text:p>
          </table:table-cell>
          <table:table-cell table:formula="of:=CONCATENATE(TEXT(((14.7/[.K8])-1)/0.0078125;&quot;##0.#&quot;);&quot;,&quot;)" office:value-type="string" office:string-value="0,">
            <text:p>0,</text:p>
          </table:table-cell>
          <table:table-cell table:formula="of:=CONCATENATE(TEXT(((14.7/[.L8])-1)/0.0078125;&quot;##0.#&quot;);&quot;,&quot;)" office:value-type="string" office:string-value="0,">
            <text:p>0,</text:p>
          </table:table-cell>
          <table:table-cell table:formula="of:=CONCATENATE(TEXT(((14.7/[.M8])-1)/0.0078125;&quot;##0.#&quot;);&quot;,&quot;)" office:value-type="string" office:string-value="0,">
            <text:p>0,</text:p>
          </table:table-cell>
          <table:table-cell table:formula="of:=CONCATENATE(TEXT(((14.7/[.N8])-1)/0.0078125;&quot;##0.#&quot;);&quot;,&quot;)" office:value-type="string" office:string-value="0,">
            <text:p>0,</text:p>
          </table:table-cell>
          <table:table-cell table:formula="of:=CONCATENATE(TEXT(((14.7/[.O8])-1)/0.0078125;&quot;##0.#&quot;);&quot;,&quot;)" office:value-type="string" office:string-value="0,">
            <text:p>0,</text:p>
          </table:table-cell>
          <table:table-cell table:formula="of:=CONCATENATE(TEXT(((14.7/[.P8])-1)/0.0078125;&quot;##0.#&quot;);&quot;,&quot;)" office:value-type="string" office:string-value="17,">
            <text:p>17,</text:p>
          </table:table-cell>
          <table:table-cell table:formula="of:=CONCATENATE(TEXT(((14.7/[.Q8])-1)/0.0078125;&quot;##0.#&quot;);&quot;,&quot;)" office:value-type="string" office:string-value="19,">
            <text:p>19,</text:p>
          </table:table-cell>
          <table:table-cell table:formula="of:=CONCATENATE(TEXT(((14.7/[.R8])-1)/0.0078125;&quot;##0.#&quot;);&quot;,&quot;)" office:value-type="string" office:string-value="20,">
            <text:p>20,</text:p>
          </table:table-cell>
          <table:table-cell table:formula="of:=CONCATENATE(TEXT(((14.7/[.S8])-1)/0.0078125;&quot;##0.#&quot;);&quot;,&quot;)" office:value-type="string" office:string-value="22,">
            <text:p>22,</text:p>
          </table:table-cell>
          <table:table-cell table:formula="of:=CONCATENATE(TEXT(((14.7/[.T8])-1)/0.0078125;&quot;##0.#&quot;);&quot;,&quot;)" office:value-type="string" office:string-value="23,">
            <text:p>23,</text:p>
          </table:table-cell>
          <table:table-cell table:formula="of:=CONCATENATE(TEXT(((14.7/[.U8])-1)/0.0078125;&quot;##0.#&quot;);&quot;,&quot;)" office:value-type="string" office:string-value="24,">
            <text:p>24,</text:p>
          </table:table-cell>
          <table:table-cell table:formula="of:=CONCATENATE(TEXT(((14.7/[.V8])-1)/0.0078125;&quot;##0.#&quot;);&quot;,&quot;)" office:value-type="string" office:string-value="26,">
            <text:p>26,</text:p>
          </table:table-cell>
          <table:table-cell table:formula="of:=CONCATENATE(TEXT(((14.7/[.W8])-1)/0.0078125;&quot;##0.#&quot;);&quot;,&quot;)" office:value-type="string" office:string-value="26,">
            <text:p>26,</text:p>
          </table:table-cell>
          <table:table-cell table:formula="of:=CONCATENATE(TEXT(((14.7/[.X8])-1)/0.0078125;&quot;##0.#&quot;);&quot;,&quot;)" office:value-type="string" office:string-value="26,">
            <text:p>26,</text:p>
          </table:table-cell>
          <table:table-cell table:formula="of:=CONCATENATE(TEXT(((14.7/[.Y8])-1)/0.0078125;&quot;##0.#&quot;);&quot;,&quot;)" office:value-type="string" office:string-value="26,">
            <text:p>26,</text:p>
          </table:table-cell>
          <table:table-cell table:formula="of:=CONCATENATE(TEXT(((14.7/[.Z8])-1)/0.0078125;&quot;##0.#&quot;);&quot;,&quot;)" office:value-type="string" office:string-value="26,">
            <text:p>26,</text:p>
          </table:table-cell>
          <table:table-cell table:formula="of:=CONCATENATE(TEXT(((14.7/[.AA8])-1)/0.0078125;&quot;##0.#&quot;);&quot;,&quot;)" office:value-type="string" office:string-value="26,">
            <text:p>26,</text:p>
          </table:table-cell>
        </table:table-row>
        <table:table-row table:style-name="ro1">
          <table:table-cell/>
          <table:table-cell table:formula="of:=CONCATENATE(TEXT(((14.7/([.B8]+14.7))-1)/0.0078125;&quot;##0.#&quot;);&quot;,&quot;)" office:value-type="string" office:string-value="10,">
            <text:p>10,</text:p>
          </table:table-cell>
          <table:table-cell table:formula="of:=CONCATENATE(TEXT(((14.7/([.C8]+14.7))-1)/0.0078125;&quot;##0.#&quot;);&quot;,&quot;)" office:value-type="string" office:string-value="7,">
            <text:p>7,</text:p>
          </table:table-cell>
          <table:table-cell table:formula="of:=CONCATENATE(TEXT(((14.7/([.D8]+14.7))-1)/0.0078125;&quot;##0.#&quot;);&quot;,&quot;)" office:value-type="string" office:string-value="5,">
            <text:p>5,</text:p>
          </table:table-cell>
          <table:table-cell table:formula="of:=CONCATENATE(TEXT(((14.7/([.E8]+14.7))-1)/0.0078125;&quot;##0.#&quot;);&quot;,&quot;)" office:value-type="string" office:string-value="2,">
            <text:p>2,</text:p>
          </table:table-cell>
          <table:table-cell table:formula="of:=CONCATENATE(TEXT(((14.7/([.F8]+14.7))-1)/0.0078125;&quot;##0.#&quot;);&quot;,&quot;)" office:value-type="string" office:string-value="0,">
            <text:p>0,</text:p>
          </table:table-cell>
          <table:table-cell/>
          <table:table-cell table:formula="of:=CONCATENATE(TEXT(((14.7/[.H9])-1)/0.0078125;&quot;##0.#&quot;);&quot;,&quot;)" office:value-type="string" office:string-value="0,">
            <text:p>0,</text:p>
          </table:table-cell>
          <table:table-cell table:formula="of:=CONCATENATE(TEXT(((14.7/[.I9])-1)/0.0078125;&quot;##0.#&quot;);&quot;,&quot;)" office:value-type="string" office:string-value="0,">
            <text:p>0,</text:p>
          </table:table-cell>
          <table:table-cell table:formula="of:=CONCATENATE(TEXT(((14.7/[.J9])-1)/0.0078125;&quot;##0.#&quot;);&quot;,&quot;)" office:value-type="string" office:string-value="0,">
            <text:p>0,</text:p>
          </table:table-cell>
          <table:table-cell table:formula="of:=CONCATENATE(TEXT(((14.7/[.K9])-1)/0.0078125;&quot;##0.#&quot;);&quot;,&quot;)" office:value-type="string" office:string-value="0,">
            <text:p>0,</text:p>
          </table:table-cell>
          <table:table-cell table:formula="of:=CONCATENATE(TEXT(((14.7/[.L9])-1)/0.0078125;&quot;##0.#&quot;);&quot;,&quot;)" office:value-type="string" office:string-value="0,">
            <text:p>0,</text:p>
          </table:table-cell>
          <table:table-cell table:formula="of:=CONCATENATE(TEXT(((14.7/[.M9])-1)/0.0078125;&quot;##0.#&quot;);&quot;,&quot;)" office:value-type="string" office:string-value="0,">
            <text:p>0,</text:p>
          </table:table-cell>
          <table:table-cell table:formula="of:=CONCATENATE(TEXT(((14.7/[.N9])-1)/0.0078125;&quot;##0.#&quot;);&quot;,&quot;)" office:value-type="string" office:string-value="0,">
            <text:p>0,</text:p>
          </table:table-cell>
          <table:table-cell table:formula="of:=CONCATENATE(TEXT(((14.7/[.O9])-1)/0.0078125;&quot;##0.#&quot;);&quot;,&quot;)" office:value-type="string" office:string-value="0,">
            <text:p>0,</text:p>
          </table:table-cell>
          <table:table-cell table:formula="of:=CONCATENATE(TEXT(((14.7/[.P9])-1)/0.0078125;&quot;##0.#&quot;);&quot;,&quot;)" office:value-type="string" office:string-value="17,">
            <text:p>17,</text:p>
          </table:table-cell>
          <table:table-cell table:formula="of:=CONCATENATE(TEXT(((14.7/[.Q9])-1)/0.0078125;&quot;##0.#&quot;);&quot;,&quot;)" office:value-type="string" office:string-value="22,">
            <text:p>22,</text:p>
          </table:table-cell>
          <table:table-cell table:formula="of:=CONCATENATE(TEXT(((14.7/[.R9])-1)/0.0078125;&quot;##0.#&quot;);&quot;,&quot;)" office:value-type="string" office:string-value="24,">
            <text:p>24,</text:p>
          </table:table-cell>
          <table:table-cell table:formula="of:=CONCATENATE(TEXT(((14.7/[.S9])-1)/0.0078125;&quot;##0.#&quot;);&quot;,&quot;)" office:value-type="string" office:string-value="27,">
            <text:p>27,</text:p>
          </table:table-cell>
          <table:table-cell table:formula="of:=CONCATENATE(TEXT(((14.7/[.T9])-1)/0.0078125;&quot;##0.#&quot;);&quot;,&quot;)" office:value-type="string" office:string-value="31,">
            <text:p>31,</text:p>
          </table:table-cell>
          <table:table-cell table:formula="of:=CONCATENATE(TEXT(((14.7/[.U9])-1)/0.0078125;&quot;##0.#&quot;);&quot;,&quot;)" office:value-type="string" office:string-value="33,">
            <text:p>33,</text:p>
          </table:table-cell>
          <table:table-cell table:formula="of:=CONCATENATE(TEXT(((14.7/[.V9])-1)/0.0078125;&quot;##0.#&quot;);&quot;,&quot;)" office:value-type="string" office:string-value="37,">
            <text:p>37,</text:p>
          </table:table-cell>
          <table:table-cell table:formula="of:=CONCATENATE(TEXT(((14.7/[.W9])-1)/0.0078125;&quot;##0.#&quot;);&quot;,&quot;)" office:value-type="string" office:string-value="37,">
            <text:p>37,</text:p>
          </table:table-cell>
          <table:table-cell table:formula="of:=CONCATENATE(TEXT(((14.7/[.X9])-1)/0.0078125;&quot;##0.#&quot;);&quot;,&quot;)" office:value-type="string" office:string-value="37,">
            <text:p>37,</text:p>
          </table:table-cell>
          <table:table-cell table:formula="of:=CONCATENATE(TEXT(((14.7/[.Y9])-1)/0.0078125;&quot;##0.#&quot;);&quot;,&quot;)" office:value-type="string" office:string-value="37,">
            <text:p>37,</text:p>
          </table:table-cell>
          <table:table-cell table:formula="of:=CONCATENATE(TEXT(((14.7/[.Z9])-1)/0.0078125;&quot;##0.#&quot;);&quot;,&quot;)" office:value-type="string" office:string-value="37,">
            <text:p>37,</text:p>
          </table:table-cell>
          <table:table-cell table:formula="of:=CONCATENATE(TEXT(((14.7/[.AA9])-1)/0.0078125;&quot;##0.#&quot;);&quot;,&quot;)" office:value-type="string" office:string-value="37,">
            <text:p>37,</text:p>
          </table:table-cell>
        </table:table-row>
        <table:table-row table:style-name="ro1">
          <table:table-cell/>
          <table:table-cell table:formula="of:=CONCATENATE(TEXT(((14.7/([.B9]+14.7))-1)/0.0078125;&quot;##0.#&quot;);&quot;,&quot;)" office:value-type="string" office:string-value="13,">
            <text:p>13,</text:p>
          </table:table-cell>
          <table:table-cell table:formula="of:=CONCATENATE(TEXT(((14.7/([.C9]+14.7))-1)/0.0078125;&quot;##0.#&quot;);&quot;,&quot;)" office:value-type="string" office:string-value="10,">
            <text:p>10,</text:p>
          </table:table-cell>
          <table:table-cell table:formula="of:=CONCATENATE(TEXT(((14.7/([.D9]+14.7))-1)/0.0078125;&quot;##0.#&quot;);&quot;,&quot;)" office:value-type="string" office:string-value="6,">
            <text:p>6,</text:p>
          </table:table-cell>
          <table:table-cell table:formula="of:=CONCATENATE(TEXT(((14.7/([.E9]+14.7))-1)/0.0078125;&quot;##0.#&quot;);&quot;,&quot;)" office:value-type="string" office:string-value="3,">
            <text:p>3,</text:p>
          </table:table-cell>
          <table:table-cell table:formula="of:=CONCATENATE(TEXT(((14.7/([.F9]+14.7))-1)/0.0078125;&quot;##0.#&quot;);&quot;,&quot;)" office:value-type="string" office:string-value="0,">
            <text:p>0,</text:p>
          </table:table-cell>
          <table:table-cell/>
          <table:table-cell table:formula="of:=CONCATENATE(TEXT(((14.7/[.H10])-1)/0.0078125;&quot;##0.#&quot;);&quot;,&quot;)" office:value-type="string" office:string-value="0,">
            <text:p>0,</text:p>
          </table:table-cell>
          <table:table-cell table:formula="of:=CONCATENATE(TEXT(((14.7/[.I10])-1)/0.0078125;&quot;##0.#&quot;);&quot;,&quot;)" office:value-type="string" office:string-value="0,">
            <text:p>0,</text:p>
          </table:table-cell>
          <table:table-cell table:formula="of:=CONCATENATE(TEXT(((14.7/[.J10])-1)/0.0078125;&quot;##0.#&quot;);&quot;,&quot;)" office:value-type="string" office:string-value="0,">
            <text:p>0,</text:p>
          </table:table-cell>
          <table:table-cell table:formula="of:=CONCATENATE(TEXT(((14.7/[.K10])-1)/0.0078125;&quot;##0.#&quot;);&quot;,&quot;)" office:value-type="string" office:string-value="0,">
            <text:p>0,</text:p>
          </table:table-cell>
          <table:table-cell table:formula="of:=CONCATENATE(TEXT(((14.7/[.L10])-1)/0.0078125;&quot;##0.#&quot;);&quot;,&quot;)" office:value-type="string" office:string-value="0,">
            <text:p>0,</text:p>
          </table:table-cell>
          <table:table-cell table:formula="of:=CONCATENATE(TEXT(((14.7/[.M10])-1)/0.0078125;&quot;##0.#&quot;);&quot;,&quot;)" office:value-type="string" office:string-value="0,">
            <text:p>0,</text:p>
          </table:table-cell>
          <table:table-cell table:formula="of:=CONCATENATE(TEXT(((14.7/[.N10])-1)/0.0078125;&quot;##0.#&quot;);&quot;,&quot;)" office:value-type="string" office:string-value="0,">
            <text:p>0,</text:p>
          </table:table-cell>
          <table:table-cell table:formula="of:=CONCATENATE(TEXT(((14.7/[.O10])-1)/0.0078125;&quot;##0.#&quot;);&quot;,&quot;)" office:value-type="string" office:string-value="8,">
            <text:p>8,</text:p>
          </table:table-cell>
          <table:table-cell table:formula="of:=CONCATENATE(TEXT(((14.7/[.P10])-1)/0.0078125;&quot;##0.#&quot;);&quot;,&quot;)" office:value-type="string" office:string-value="19,">
            <text:p>19,</text:p>
          </table:table-cell>
          <table:table-cell table:formula="of:=CONCATENATE(TEXT(((14.7/[.Q10])-1)/0.0078125;&quot;##0.#&quot;);&quot;,&quot;)" office:value-type="string" office:string-value="24,">
            <text:p>24,</text:p>
          </table:table-cell>
          <table:table-cell table:formula="of:=CONCATENATE(TEXT(((14.7/[.R10])-1)/0.0078125;&quot;##0.#&quot;);&quot;,&quot;)" office:value-type="string" office:string-value="29,">
            <text:p>29,</text:p>
          </table:table-cell>
          <table:table-cell table:formula="of:=CONCATENATE(TEXT(((14.7/[.S10])-1)/0.0078125;&quot;##0.#&quot;);&quot;,&quot;)" office:value-type="string" office:string-value="35,">
            <text:p>35,</text:p>
          </table:table-cell>
          <table:table-cell table:formula="of:=CONCATENATE(TEXT(((14.7/[.T10])-1)/0.0078125;&quot;##0.#&quot;);&quot;,&quot;)" office:value-type="string" office:string-value="40,">
            <text:p>40,</text:p>
          </table:table-cell>
          <table:table-cell table:formula="of:=CONCATENATE(TEXT(((14.7/[.U10])-1)/0.0078125;&quot;##0.#&quot;);&quot;,&quot;)" office:value-type="string" office:string-value="44,">
            <text:p>44,</text:p>
          </table:table-cell>
          <table:table-cell table:formula="of:=CONCATENATE(TEXT(((14.7/[.V10])-1)/0.0078125;&quot;##0.#&quot;);&quot;,&quot;)" office:value-type="string" office:string-value="47,">
            <text:p>47,</text:p>
          </table:table-cell>
          <table:table-cell table:formula="of:=CONCATENATE(TEXT(((14.7/[.W10])-1)/0.0078125;&quot;##0.#&quot;);&quot;,&quot;)" office:value-type="string" office:string-value="47,">
            <text:p>47,</text:p>
          </table:table-cell>
          <table:table-cell table:formula="of:=CONCATENATE(TEXT(((14.7/[.X10])-1)/0.0078125;&quot;##0.#&quot;);&quot;,&quot;)" office:value-type="string" office:string-value="47,">
            <text:p>47,</text:p>
          </table:table-cell>
          <table:table-cell table:formula="of:=CONCATENATE(TEXT(((14.7/[.Y10])-1)/0.0078125;&quot;##0.#&quot;);&quot;,&quot;)" office:value-type="string" office:string-value="47,">
            <text:p>47,</text:p>
          </table:table-cell>
          <table:table-cell table:formula="of:=CONCATENATE(TEXT(((14.7/[.Z10])-1)/0.0078125;&quot;##0.#&quot;);&quot;,&quot;)" office:value-type="string" office:string-value="47,">
            <text:p>47,</text:p>
          </table:table-cell>
          <table:table-cell table:formula="of:=CONCATENATE(TEXT(((14.7/[.AA10])-1)/0.0078125;&quot;##0.#&quot;);&quot;,&quot;)" office:value-type="string" office:string-value="47,">
            <text:p>47,</text:p>
          </table:table-cell>
        </table:table-row>
        <table:table-row table:style-name="ro1">
          <table:table-cell/>
          <table:table-cell table:formula="of:=CONCATENATE(TEXT(((14.7/([.B10]+14.7))-1)/0.0078125;&quot;##0.#&quot;);&quot;,&quot;)" office:value-type="string" office:string-value="16,">
            <text:p>16,</text:p>
          </table:table-cell>
          <table:table-cell table:formula="of:=CONCATENATE(TEXT(((14.7/([.C10]+14.7))-1)/0.0078125;&quot;##0.#&quot;);&quot;,&quot;)" office:value-type="string" office:string-value="12,">
            <text:p>12,</text:p>
          </table:table-cell>
          <table:table-cell table:formula="of:=CONCATENATE(TEXT(((14.7/([.D10]+14.7))-1)/0.0078125;&quot;##0.#&quot;);&quot;,&quot;)" office:value-type="string" office:string-value="8,">
            <text:p>8,</text:p>
          </table:table-cell>
          <table:table-cell table:formula="of:=CONCATENATE(TEXT(((14.7/([.E10]+14.7))-1)/0.0078125;&quot;##0.#&quot;);&quot;,&quot;)" office:value-type="string" office:string-value="4,">
            <text:p>4,</text:p>
          </table:table-cell>
          <table:table-cell table:formula="of:=CONCATENATE(TEXT(((14.7/([.F10]+14.7))-1)/0.0078125;&quot;##0.#&quot;);&quot;,&quot;)" office:value-type="string" office:string-value="0,">
            <text:p>0,</text:p>
          </table:table-cell>
          <table:table-cell/>
          <table:table-cell table:formula="of:=CONCATENATE(TEXT(((14.7/[.H11])-1)/0.0078125;&quot;##0.#&quot;);&quot;,&quot;)" office:value-type="string" office:string-value="0,">
            <text:p>0,</text:p>
          </table:table-cell>
          <table:table-cell table:formula="of:=CONCATENATE(TEXT(((14.7/[.I11])-1)/0.0078125;&quot;##0.#&quot;);&quot;,&quot;)" office:value-type="string" office:string-value="0,">
            <text:p>0,</text:p>
          </table:table-cell>
          <table:table-cell table:formula="of:=CONCATENATE(TEXT(((14.7/[.J11])-1)/0.0078125;&quot;##0.#&quot;);&quot;,&quot;)" office:value-type="string" office:string-value="0,">
            <text:p>0,</text:p>
          </table:table-cell>
          <table:table-cell table:formula="of:=CONCATENATE(TEXT(((14.7/[.K11])-1)/0.0078125;&quot;##0.#&quot;);&quot;,&quot;)" office:value-type="string" office:string-value="0,">
            <text:p>0,</text:p>
          </table:table-cell>
          <table:table-cell table:formula="of:=CONCATENATE(TEXT(((14.7/[.L11])-1)/0.0078125;&quot;##0.#&quot;);&quot;,&quot;)" office:value-type="string" office:string-value="0,">
            <text:p>0,</text:p>
          </table:table-cell>
          <table:table-cell table:formula="of:=CONCATENATE(TEXT(((14.7/[.M11])-1)/0.0078125;&quot;##0.#&quot;);&quot;,&quot;)" office:value-type="string" office:string-value="0,">
            <text:p>0,</text:p>
          </table:table-cell>
          <table:table-cell table:formula="of:=CONCATENATE(TEXT(((14.7/[.N11])-1)/0.0078125;&quot;##0.#&quot;);&quot;,&quot;)" office:value-type="string" office:string-value="0,">
            <text:p>0,</text:p>
          </table:table-cell>
          <table:table-cell table:formula="of:=CONCATENATE(TEXT(((14.7/[.O11])-1)/0.0078125;&quot;##0.#&quot;);&quot;,&quot;)" office:value-type="string" office:string-value="10,">
            <text:p>10,</text:p>
          </table:table-cell>
          <table:table-cell table:formula="of:=CONCATENATE(TEXT(((14.7/[.P11])-1)/0.0078125;&quot;##0.#&quot;);&quot;,&quot;)" office:value-type="string" office:string-value="19,">
            <text:p>19,</text:p>
          </table:table-cell>
          <table:table-cell table:formula="of:=CONCATENATE(TEXT(((14.7/[.Q11])-1)/0.0078125;&quot;##0.#&quot;);&quot;,&quot;)" office:value-type="string" office:string-value="24,">
            <text:p>24,</text:p>
          </table:table-cell>
          <table:table-cell table:formula="of:=CONCATENATE(TEXT(((14.7/[.R11])-1)/0.0078125;&quot;##0.#&quot;);&quot;,&quot;)" office:value-type="string" office:string-value="30,">
            <text:p>30,</text:p>
          </table:table-cell>
          <table:table-cell table:formula="of:=CONCATENATE(TEXT(((14.7/[.S11])-1)/0.0078125;&quot;##0.#&quot;);&quot;,&quot;)" office:value-type="string" office:string-value="38,">
            <text:p>38,</text:p>
          </table:table-cell>
          <table:table-cell table:formula="of:=CONCATENATE(TEXT(((14.7/[.T11])-1)/0.0078125;&quot;##0.#&quot;);&quot;,&quot;)" office:value-type="string" office:string-value="46,">
            <text:p>46,</text:p>
          </table:table-cell>
          <table:table-cell table:formula="of:=CONCATENATE(TEXT(((14.7/[.U11])-1)/0.0078125;&quot;##0.#&quot;);&quot;,&quot;)" office:value-type="string" office:string-value="50,">
            <text:p>50,</text:p>
          </table:table-cell>
          <table:table-cell table:formula="of:=CONCATENATE(TEXT(((14.7/[.V11])-1)/0.0078125;&quot;##0.#&quot;);&quot;,&quot;)" office:value-type="string" office:string-value="54,">
            <text:p>54,</text:p>
          </table:table-cell>
          <table:table-cell table:formula="of:=CONCATENATE(TEXT(((14.7/[.W11])-1)/0.0078125;&quot;##0.#&quot;);&quot;,&quot;)" office:value-type="string" office:string-value="54,">
            <text:p>54,</text:p>
          </table:table-cell>
          <table:table-cell table:formula="of:=CONCATENATE(TEXT(((14.7/[.X11])-1)/0.0078125;&quot;##0.#&quot;);&quot;,&quot;)" office:value-type="string" office:string-value="54,">
            <text:p>54,</text:p>
          </table:table-cell>
          <table:table-cell table:formula="of:=CONCATENATE(TEXT(((14.7/[.Y11])-1)/0.0078125;&quot;##0.#&quot;);&quot;,&quot;)" office:value-type="string" office:string-value="54,">
            <text:p>54,</text:p>
          </table:table-cell>
          <table:table-cell table:formula="of:=CONCATENATE(TEXT(((14.7/[.Z11])-1)/0.0078125;&quot;##0.#&quot;);&quot;,&quot;)" office:value-type="string" office:string-value="54,">
            <text:p>54,</text:p>
          </table:table-cell>
          <table:table-cell table:formula="of:=CONCATENATE(TEXT(((14.7/[.AA11])-1)/0.0078125;&quot;##0.#&quot;);&quot;,&quot;)" office:value-type="string" office:string-value="54,">
            <text:p>54,</text:p>
          </table:table-cell>
        </table:table-row>
        <table:table-row table:style-name="ro1">
          <table:table-cell/>
          <table:table-cell table:formula="of:=CONCATENATE(TEXT(((14.7/([.B11]+14.7))-1)/0.0078125;&quot;##0.#&quot;);&quot;,&quot;)" office:value-type="string" office:string-value="19,">
            <text:p>19,</text:p>
          </table:table-cell>
          <table:table-cell table:formula="of:=CONCATENATE(TEXT(((14.7/([.C11]+14.7))-1)/0.0078125;&quot;##0.#&quot;);&quot;,&quot;)" office:value-type="string" office:string-value="14,">
            <text:p>14,</text:p>
          </table:table-cell>
          <table:table-cell table:formula="of:=CONCATENATE(TEXT(((14.7/([.D11]+14.7))-1)/0.0078125;&quot;##0.#&quot;);&quot;,&quot;)" office:value-type="string" office:string-value="9,">
            <text:p>9,</text:p>
          </table:table-cell>
          <table:table-cell table:formula="of:=CONCATENATE(TEXT(((14.7/([.E11]+14.7))-1)/0.0078125;&quot;##0.#&quot;);&quot;,&quot;)" office:value-type="string" office:string-value="4,">
            <text:p>4,</text:p>
          </table:table-cell>
          <table:table-cell table:formula="of:=CONCATENATE(TEXT(((14.7/([.F11]+14.7))-1)/0.0078125;&quot;##0.#&quot;);&quot;,&quot;)" office:value-type="string" office:string-value="0,">
            <text:p>0,</text:p>
          </table:table-cell>
          <table:table-cell/>
          <table:table-cell table:formula="of:=CONCATENATE(TEXT(((14.7/[.H12])-1)/0.0078125;&quot;##0.#&quot;);&quot;,&quot;)" office:value-type="string" office:string-value="0,">
            <text:p>0,</text:p>
          </table:table-cell>
          <table:table-cell table:formula="of:=CONCATENATE(TEXT(((14.7/[.I12])-1)/0.0078125;&quot;##0.#&quot;);&quot;,&quot;)" office:value-type="string" office:string-value="0,">
            <text:p>0,</text:p>
          </table:table-cell>
          <table:table-cell table:formula="of:=CONCATENATE(TEXT(((14.7/[.J12])-1)/0.0078125;&quot;##0.#&quot;);&quot;,&quot;)" office:value-type="string" office:string-value="0,">
            <text:p>0,</text:p>
          </table:table-cell>
          <table:table-cell table:formula="of:=CONCATENATE(TEXT(((14.7/[.K12])-1)/0.0078125;&quot;##0.#&quot;);&quot;,&quot;)" office:value-type="string" office:string-value="0,">
            <text:p>0,</text:p>
          </table:table-cell>
          <table:table-cell table:formula="of:=CONCATENATE(TEXT(((14.7/[.L12])-1)/0.0078125;&quot;##0.#&quot;);&quot;,&quot;)" office:value-type="string" office:string-value="0,">
            <text:p>0,</text:p>
          </table:table-cell>
          <table:table-cell table:formula="of:=CONCATENATE(TEXT(((14.7/[.M12])-1)/0.0078125;&quot;##0.#&quot;);&quot;,&quot;)" office:value-type="string" office:string-value="0,">
            <text:p>0,</text:p>
          </table:table-cell>
          <table:table-cell table:formula="of:=CONCATENATE(TEXT(((14.7/[.N12])-1)/0.0078125;&quot;##0.#&quot;);&quot;,&quot;)" office:value-type="string" office:string-value="0,">
            <text:p>0,</text:p>
          </table:table-cell>
          <table:table-cell table:formula="of:=CONCATENATE(TEXT(((14.7/[.O12])-1)/0.0078125;&quot;##0.#&quot;);&quot;,&quot;)" office:value-type="string" office:string-value="15,">
            <text:p>15,</text:p>
          </table:table-cell>
          <table:table-cell table:formula="of:=CONCATENATE(TEXT(((14.7/[.P12])-1)/0.0078125;&quot;##0.#&quot;);&quot;,&quot;)" office:value-type="string" office:string-value="22,">
            <text:p>22,</text:p>
          </table:table-cell>
          <table:table-cell table:formula="of:=CONCATENATE(TEXT(((14.7/[.Q12])-1)/0.0078125;&quot;##0.#&quot;);&quot;,&quot;)" office:value-type="string" office:string-value="29,">
            <text:p>29,</text:p>
          </table:table-cell>
          <table:table-cell table:formula="of:=CONCATENATE(TEXT(((14.7/[.R12])-1)/0.0078125;&quot;##0.#&quot;);&quot;,&quot;)" office:value-type="string" office:string-value="34,">
            <text:p>34,</text:p>
          </table:table-cell>
          <table:table-cell table:formula="of:=CONCATENATE(TEXT(((14.7/[.S12])-1)/0.0078125;&quot;##0.#&quot;);&quot;,&quot;)" office:value-type="string" office:string-value="40,">
            <text:p>40,</text:p>
          </table:table-cell>
          <table:table-cell table:formula="of:=CONCATENATE(TEXT(((14.7/[.T12])-1)/0.0078125;&quot;##0.#&quot;);&quot;,&quot;)" office:value-type="string" office:string-value="51,">
            <text:p>51,</text:p>
          </table:table-cell>
          <table:table-cell table:formula="of:=CONCATENATE(TEXT(((14.7/[.U12])-1)/0.0078125;&quot;##0.#&quot;);&quot;,&quot;)" office:value-type="string" office:string-value="59,">
            <text:p>59,</text:p>
          </table:table-cell>
          <table:table-cell table:formula="of:=CONCATENATE(TEXT(((14.7/[.V12])-1)/0.0078125;&quot;##0.#&quot;);&quot;,&quot;)" office:value-type="string" office:string-value="59,">
            <text:p>59,</text:p>
          </table:table-cell>
          <table:table-cell table:formula="of:=CONCATENATE(TEXT(((14.7/[.W12])-1)/0.0078125;&quot;##0.#&quot;);&quot;,&quot;)" office:value-type="string" office:string-value="59,">
            <text:p>59,</text:p>
          </table:table-cell>
          <table:table-cell table:formula="of:=CONCATENATE(TEXT(((14.7/[.X12])-1)/0.0078125;&quot;##0.#&quot;);&quot;,&quot;)" office:value-type="string" office:string-value="59,">
            <text:p>59,</text:p>
          </table:table-cell>
          <table:table-cell table:formula="of:=CONCATENATE(TEXT(((14.7/[.Y12])-1)/0.0078125;&quot;##0.#&quot;);&quot;,&quot;)" office:value-type="string" office:string-value="59,">
            <text:p>59,</text:p>
          </table:table-cell>
          <table:table-cell table:formula="of:=CONCATENATE(TEXT(((14.7/[.Z12])-1)/0.0078125;&quot;##0.#&quot;);&quot;,&quot;)" office:value-type="string" office:string-value="59,">
            <text:p>59,</text:p>
          </table:table-cell>
          <table:table-cell table:formula="of:=CONCATENATE(TEXT(((14.7/[.AA12])-1)/0.0078125;&quot;##0.#&quot;);&quot;,&quot;)" office:value-type="string" office:string-value="59,">
            <text:p>59,</text:p>
          </table:table-cell>
        </table:table-row>
        <table:table-row table:style-name="ro1">
          <table:table-cell/>
          <table:table-cell table:formula="of:=CONCATENATE(TEXT(((14.7/([.B12]+14.7))-1)/0.0078125;&quot;##0.#&quot;);&quot;,&quot;)" office:value-type="string" office:string-value="22,">
            <text:p>22,</text:p>
          </table:table-cell>
          <table:table-cell table:formula="of:=CONCATENATE(TEXT(((14.7/([.C12]+14.7))-1)/0.0078125;&quot;##0.#&quot;);&quot;,&quot;)" office:value-type="string" office:string-value="16,">
            <text:p>16,</text:p>
          </table:table-cell>
          <table:table-cell table:formula="of:=CONCATENATE(TEXT(((14.7/([.D12]+14.7))-1)/0.0078125;&quot;##0.#&quot;);&quot;,&quot;)" office:value-type="string" office:string-value="10,">
            <text:p>10,</text:p>
          </table:table-cell>
          <table:table-cell table:formula="of:=CONCATENATE(TEXT(((14.7/([.E12]+14.7))-1)/0.0078125;&quot;##0.#&quot;);&quot;,&quot;)" office:value-type="string" office:string-value="5,">
            <text:p>5,</text:p>
          </table:table-cell>
          <table:table-cell table:formula="of:=CONCATENATE(TEXT(((14.7/([.F12]+14.7))-1)/0.0078125;&quot;##0.#&quot;);&quot;,&quot;)" office:value-type="string" office:string-value="0,">
            <text:p>0,</text:p>
          </table:table-cell>
          <table:table-cell/>
          <table:table-cell table:formula="of:=CONCATENATE(TEXT(((14.7/[.H13])-1)/0.0078125;&quot;##0.#&quot;);&quot;,&quot;)" office:value-type="string" office:string-value="0,">
            <text:p>0,</text:p>
          </table:table-cell>
          <table:table-cell table:formula="of:=CONCATENATE(TEXT(((14.7/[.I13])-1)/0.0078125;&quot;##0.#&quot;);&quot;,&quot;)" office:value-type="string" office:string-value="0,">
            <text:p>0,</text:p>
          </table:table-cell>
          <table:table-cell table:formula="of:=CONCATENATE(TEXT(((14.7/[.J13])-1)/0.0078125;&quot;##0.#&quot;);&quot;,&quot;)" office:value-type="string" office:string-value="0,">
            <text:p>0,</text:p>
          </table:table-cell>
          <table:table-cell table:formula="of:=CONCATENATE(TEXT(((14.7/[.K13])-1)/0.0078125;&quot;##0.#&quot;);&quot;,&quot;)" office:value-type="string" office:string-value="0,">
            <text:p>0,</text:p>
          </table:table-cell>
          <table:table-cell table:formula="of:=CONCATENATE(TEXT(((14.7/[.L13])-1)/0.0078125;&quot;##0.#&quot;);&quot;,&quot;)" office:value-type="string" office:string-value="6,">
            <text:p>6,</text:p>
          </table:table-cell>
          <table:table-cell table:formula="of:=CONCATENATE(TEXT(((14.7/[.M13])-1)/0.0078125;&quot;##0.#&quot;);&quot;,&quot;)" office:value-type="string" office:string-value="17,">
            <text:p>17,</text:p>
          </table:table-cell>
          <table:table-cell table:formula="of:=CONCATENATE(TEXT(((14.7/[.N13])-1)/0.0078125;&quot;##0.#&quot;);&quot;,&quot;)" office:value-type="string" office:string-value="19,">
            <text:p>19,</text:p>
          </table:table-cell>
          <table:table-cell table:formula="of:=CONCATENATE(TEXT(((14.7/[.O13])-1)/0.0078125;&quot;##0.#&quot;);&quot;,&quot;)" office:value-type="string" office:string-value="24,">
            <text:p>24,</text:p>
          </table:table-cell>
          <table:table-cell table:formula="of:=CONCATENATE(TEXT(((14.7/[.P13])-1)/0.0078125;&quot;##0.#&quot;);&quot;,&quot;)" office:value-type="string" office:string-value="28,">
            <text:p>28,</text:p>
          </table:table-cell>
          <table:table-cell table:formula="of:=CONCATENATE(TEXT(((14.7/[.Q13])-1)/0.0078125;&quot;##0.#&quot;);&quot;,&quot;)" office:value-type="string" office:string-value="35,">
            <text:p>35,</text:p>
          </table:table-cell>
          <table:table-cell table:formula="of:=CONCATENATE(TEXT(((14.7/[.R13])-1)/0.0078125;&quot;##0.#&quot;);&quot;,&quot;)" office:value-type="string" office:string-value="38,">
            <text:p>38,</text:p>
          </table:table-cell>
          <table:table-cell table:formula="of:=CONCATENATE(TEXT(((14.7/[.S13])-1)/0.0078125;&quot;##0.#&quot;);&quot;,&quot;)" office:value-type="string" office:string-value="43,">
            <text:p>43,</text:p>
          </table:table-cell>
          <table:table-cell table:formula="of:=CONCATENATE(TEXT(((14.7/[.T13])-1)/0.0078125;&quot;##0.#&quot;);&quot;,&quot;)" office:value-type="string" office:string-value="51,">
            <text:p>51,</text:p>
          </table:table-cell>
          <table:table-cell table:formula="of:=CONCATENATE(TEXT(((14.7/[.U13])-1)/0.0078125;&quot;##0.#&quot;);&quot;,&quot;)" office:value-type="string" office:string-value="59,">
            <text:p>59,</text:p>
          </table:table-cell>
          <table:table-cell table:formula="of:=CONCATENATE(TEXT(((14.7/[.V13])-1)/0.0078125;&quot;##0.#&quot;);&quot;,&quot;)" office:value-type="string" office:string-value="59,">
            <text:p>59,</text:p>
          </table:table-cell>
          <table:table-cell table:formula="of:=CONCATENATE(TEXT(((14.7/[.W13])-1)/0.0078125;&quot;##0.#&quot;);&quot;,&quot;)" office:value-type="string" office:string-value="59,">
            <text:p>59,</text:p>
          </table:table-cell>
          <table:table-cell table:formula="of:=CONCATENATE(TEXT(((14.7/[.X13])-1)/0.0078125;&quot;##0.#&quot;);&quot;,&quot;)" office:value-type="string" office:string-value="59,">
            <text:p>59,</text:p>
          </table:table-cell>
          <table:table-cell table:formula="of:=CONCATENATE(TEXT(((14.7/[.Y13])-1)/0.0078125;&quot;##0.#&quot;);&quot;,&quot;)" office:value-type="string" office:string-value="59,">
            <text:p>59,</text:p>
          </table:table-cell>
          <table:table-cell table:formula="of:=CONCATENATE(TEXT(((14.7/[.Z13])-1)/0.0078125;&quot;##0.#&quot;);&quot;,&quot;)" office:value-type="string" office:string-value="59,">
            <text:p>59,</text:p>
          </table:table-cell>
          <table:table-cell table:formula="of:=CONCATENATE(TEXT(((14.7/[.AA13])-1)/0.0078125;&quot;##0.#&quot;);&quot;,&quot;)" office:value-type="string" office:string-value="59,">
            <text:p>59,</text:p>
          </table:table-cell>
        </table:table-row>
        <table:table-row table:style-name="ro1">
          <table:table-cell/>
          <table:table-cell table:formula="of:=CONCATENATE(TEXT(((14.7/([.B13]+14.7))-1)/0.0078125;&quot;##0.#&quot;);&quot;,&quot;)" office:value-type="string" office:string-value="26,">
            <text:p>26,</text:p>
          </table:table-cell>
          <table:table-cell table:formula="of:=CONCATENATE(TEXT(((14.7/([.C13]+14.7))-1)/0.0078125;&quot;##0.#&quot;);&quot;,&quot;)" office:value-type="string" office:string-value="19,">
            <text:p>19,</text:p>
          </table:table-cell>
          <table:table-cell table:formula="of:=CONCATENATE(TEXT(((14.7/([.D13]+14.7))-1)/0.0078125;&quot;##0.#&quot;);&quot;,&quot;)" office:value-type="string" office:string-value="12,">
            <text:p>12,</text:p>
          </table:table-cell>
          <table:table-cell table:formula="of:=CONCATENATE(TEXT(((14.7/([.E13]+14.7))-1)/0.0078125;&quot;##0.#&quot;);&quot;,&quot;)" office:value-type="string" office:string-value="6,">
            <text:p>6,</text:p>
          </table:table-cell>
          <table:table-cell table:formula="of:=CONCATENATE(TEXT(((14.7/([.F13]+14.7))-1)/0.0078125;&quot;##0.#&quot;);&quot;,&quot;)" office:value-type="string" office:string-value="0,">
            <text:p>0,</text:p>
          </table:table-cell>
          <table:table-cell/>
          <table:table-cell table:formula="of:=CONCATENATE(TEXT(((14.7/[.H14])-1)/0.0078125;&quot;##0.#&quot;);&quot;,&quot;)" office:value-type="string" office:string-value="8,">
            <text:p>8,</text:p>
          </table:table-cell>
          <table:table-cell table:formula="of:=CONCATENATE(TEXT(((14.7/[.I14])-1)/0.0078125;&quot;##0.#&quot;);&quot;,&quot;)" office:value-type="string" office:string-value="8,">
            <text:p>8,</text:p>
          </table:table-cell>
          <table:table-cell table:formula="of:=CONCATENATE(TEXT(((14.7/[.J14])-1)/0.0078125;&quot;##0.#&quot;);&quot;,&quot;)" office:value-type="string" office:string-value="8,">
            <text:p>8,</text:p>
          </table:table-cell>
          <table:table-cell table:formula="of:=CONCATENATE(TEXT(((14.7/[.K14])-1)/0.0078125;&quot;##0.#&quot;);&quot;,&quot;)" office:value-type="string" office:string-value="13,">
            <text:p>13,</text:p>
          </table:table-cell>
          <table:table-cell table:formula="of:=CONCATENATE(TEXT(((14.7/[.L14])-1)/0.0078125;&quot;##0.#&quot;);&quot;,&quot;)" office:value-type="string" office:string-value="20,">
            <text:p>20,</text:p>
          </table:table-cell>
          <table:table-cell table:formula="of:=CONCATENATE(TEXT(((14.7/[.M14])-1)/0.0078125;&quot;##0.#&quot;);&quot;,&quot;)" office:value-type="string" office:string-value="24,">
            <text:p>24,</text:p>
          </table:table-cell>
          <table:table-cell table:formula="of:=CONCATENATE(TEXT(((14.7/[.N14])-1)/0.0078125;&quot;##0.#&quot;);&quot;,&quot;)" office:value-type="string" office:string-value="30,">
            <text:p>30,</text:p>
          </table:table-cell>
          <table:table-cell table:formula="of:=CONCATENATE(TEXT(((14.7/[.O14])-1)/0.0078125;&quot;##0.#&quot;);&quot;,&quot;)" office:value-type="string" office:string-value="34,">
            <text:p>34,</text:p>
          </table:table-cell>
          <table:table-cell table:formula="of:=CONCATENATE(TEXT(((14.7/[.P14])-1)/0.0078125;&quot;##0.#&quot;);&quot;,&quot;)" office:value-type="string" office:string-value="36,">
            <text:p>36,</text:p>
          </table:table-cell>
          <table:table-cell table:formula="of:=CONCATENATE(TEXT(((14.7/[.Q14])-1)/0.0078125;&quot;##0.#&quot;);&quot;,&quot;)" office:value-type="string" office:string-value="40,">
            <text:p>40,</text:p>
          </table:table-cell>
          <table:table-cell table:formula="of:=CONCATENATE(TEXT(((14.7/[.R14])-1)/0.0078125;&quot;##0.#&quot;);&quot;,&quot;)" office:value-type="string" office:string-value="44,">
            <text:p>44,</text:p>
          </table:table-cell>
          <table:table-cell table:formula="of:=CONCATENATE(TEXT(((14.7/[.S14])-1)/0.0078125;&quot;##0.#&quot;);&quot;,&quot;)" office:value-type="string" office:string-value="48,">
            <text:p>48,</text:p>
          </table:table-cell>
          <table:table-cell table:formula="of:=CONCATENATE(TEXT(((14.7/[.T14])-1)/0.0078125;&quot;##0.#&quot;);&quot;,&quot;)" office:value-type="string" office:string-value="56,">
            <text:p>56,</text:p>
          </table:table-cell>
          <table:table-cell table:formula="of:=CONCATENATE(TEXT(((14.7/[.U14])-1)/0.0078125;&quot;##0.#&quot;);&quot;,&quot;)" office:value-type="string" office:string-value="59,">
            <text:p>59,</text:p>
          </table:table-cell>
          <table:table-cell table:formula="of:=CONCATENATE(TEXT(((14.7/[.V14])-1)/0.0078125;&quot;##0.#&quot;);&quot;,&quot;)" office:value-type="string" office:string-value="59,">
            <text:p>59,</text:p>
          </table:table-cell>
          <table:table-cell table:formula="of:=CONCATENATE(TEXT(((14.7/[.W14])-1)/0.0078125;&quot;##0.#&quot;);&quot;,&quot;)" office:value-type="string" office:string-value="59,">
            <text:p>59,</text:p>
          </table:table-cell>
          <table:table-cell table:formula="of:=CONCATENATE(TEXT(((14.7/[.X14])-1)/0.0078125;&quot;##0.#&quot;);&quot;,&quot;)" office:value-type="string" office:string-value="59,">
            <text:p>59,</text:p>
          </table:table-cell>
          <table:table-cell table:formula="of:=CONCATENATE(TEXT(((14.7/[.Y14])-1)/0.0078125;&quot;##0.#&quot;);&quot;,&quot;)" office:value-type="string" office:string-value="59,">
            <text:p>59,</text:p>
          </table:table-cell>
          <table:table-cell table:formula="of:=CONCATENATE(TEXT(((14.7/[.Z14])-1)/0.0078125;&quot;##0.#&quot;);&quot;,&quot;)" office:value-type="string" office:string-value="59,">
            <text:p>59,</text:p>
          </table:table-cell>
          <table:table-cell table:formula="of:=CONCATENATE(TEXT(((14.7/[.AA14])-1)/0.0078125;&quot;##0.#&quot;);&quot;,&quot;)" office:value-type="string" office:string-value="59,">
            <text:p>59,</text:p>
          </table:table-cell>
        </table:table-row>
        <table:table-row table:style-name="ro1">
          <table:table-cell/>
          <table:table-cell table:formula="of:=CONCATENATE(TEXT(((14.7/([.B14]+14.7))-1)/0.0078125;&quot;##0.#&quot;);&quot;,&quot;)" office:value-type="string" office:string-value="29,">
            <text:p>29,</text:p>
          </table:table-cell>
          <table:table-cell table:formula="of:=CONCATENATE(TEXT(((14.7/([.C14]+14.7))-1)/0.0078125;&quot;##0.#&quot;);&quot;,&quot;)" office:value-type="string" office:string-value="21,">
            <text:p>21,</text:p>
          </table:table-cell>
          <table:table-cell table:formula="of:=CONCATENATE(TEXT(((14.7/([.D14]+14.7))-1)/0.0078125;&quot;##0.#&quot;);&quot;,&quot;)" office:value-type="string" office:string-value="13,">
            <text:p>13,</text:p>
          </table:table-cell>
          <table:table-cell table:formula="of:=CONCATENATE(TEXT(((14.7/([.E14]+14.7))-1)/0.0078125;&quot;##0.#&quot;);&quot;,&quot;)" office:value-type="string" office:string-value="6,">
            <text:p>6,</text:p>
          </table:table-cell>
          <table:table-cell table:formula="of:=CONCATENATE(TEXT(((14.7/([.F14]+14.7))-1)/0.0078125;&quot;##0.#&quot;);&quot;,&quot;)" office:value-type="string" office:string-value="0,">
            <text:p>0,</text:p>
          </table:table-cell>
          <table:table-cell/>
          <table:table-cell table:formula="of:=CONCATENATE(TEXT(((14.7/[.H15])-1)/0.0078125;&quot;##0.#&quot;);&quot;,&quot;)" office:value-type="string" office:string-value="8,">
            <text:p>8,</text:p>
          </table:table-cell>
          <table:table-cell table:formula="of:=CONCATENATE(TEXT(((14.7/[.I15])-1)/0.0078125;&quot;##0.#&quot;);&quot;,&quot;)" office:value-type="string" office:string-value="10,">
            <text:p>10,</text:p>
          </table:table-cell>
          <table:table-cell table:formula="of:=CONCATENATE(TEXT(((14.7/[.J15])-1)/0.0078125;&quot;##0.#&quot;);&quot;,&quot;)" office:value-type="string" office:string-value="17,">
            <text:p>17,</text:p>
          </table:table-cell>
          <table:table-cell table:formula="of:=CONCATENATE(TEXT(((14.7/[.K15])-1)/0.0078125;&quot;##0.#&quot;);&quot;,&quot;)" office:value-type="string" office:string-value="21,">
            <text:p>21,</text:p>
          </table:table-cell>
          <table:table-cell table:formula="of:=CONCATENATE(TEXT(((14.7/[.L15])-1)/0.0078125;&quot;##0.#&quot;);&quot;,&quot;)" office:value-type="string" office:string-value="25,">
            <text:p>25,</text:p>
          </table:table-cell>
          <table:table-cell table:formula="of:=CONCATENATE(TEXT(((14.7/[.M15])-1)/0.0078125;&quot;##0.#&quot;);&quot;,&quot;)" office:value-type="string" office:string-value="33,">
            <text:p>33,</text:p>
          </table:table-cell>
          <table:table-cell table:formula="of:=CONCATENATE(TEXT(((14.7/[.N15])-1)/0.0078125;&quot;##0.#&quot;);&quot;,&quot;)" office:value-type="string" office:string-value="37,">
            <text:p>37,</text:p>
          </table:table-cell>
          <table:table-cell table:formula="of:=CONCATENATE(TEXT(((14.7/[.O15])-1)/0.0078125;&quot;##0.#&quot;);&quot;,&quot;)" office:value-type="string" office:string-value="40,">
            <text:p>40,</text:p>
          </table:table-cell>
          <table:table-cell table:formula="of:=CONCATENATE(TEXT(((14.7/[.P15])-1)/0.0078125;&quot;##0.#&quot;);&quot;,&quot;)" office:value-type="string" office:string-value="43,">
            <text:p>43,</text:p>
          </table:table-cell>
          <table:table-cell table:formula="of:=CONCATENATE(TEXT(((14.7/[.Q15])-1)/0.0078125;&quot;##0.#&quot;);&quot;,&quot;)" office:value-type="string" office:string-value="45,">
            <text:p>45,</text:p>
          </table:table-cell>
          <table:table-cell table:formula="of:=CONCATENATE(TEXT(((14.7/[.R15])-1)/0.0078125;&quot;##0.#&quot;);&quot;,&quot;)" office:value-type="string" office:string-value="47,">
            <text:p>47,</text:p>
          </table:table-cell>
          <table:table-cell table:formula="of:=CONCATENATE(TEXT(((14.7/[.S15])-1)/0.0078125;&quot;##0.#&quot;);&quot;,&quot;)" office:value-type="string" office:string-value="49,">
            <text:p>49,</text:p>
          </table:table-cell>
          <table:table-cell table:formula="of:=CONCATENATE(TEXT(((14.7/[.T15])-1)/0.0078125;&quot;##0.#&quot;);&quot;,&quot;)" office:value-type="string" office:string-value="57,">
            <text:p>57,</text:p>
          </table:table-cell>
          <table:table-cell table:formula="of:=CONCATENATE(TEXT(((14.7/[.U15])-1)/0.0078125;&quot;##0.#&quot;);&quot;,&quot;)" office:value-type="string" office:string-value="59,">
            <text:p>59,</text:p>
          </table:table-cell>
          <table:table-cell table:formula="of:=CONCATENATE(TEXT(((14.7/[.V15])-1)/0.0078125;&quot;##0.#&quot;);&quot;,&quot;)" office:value-type="string" office:string-value="59,">
            <text:p>59,</text:p>
          </table:table-cell>
          <table:table-cell table:formula="of:=CONCATENATE(TEXT(((14.7/[.W15])-1)/0.0078125;&quot;##0.#&quot;);&quot;,&quot;)" office:value-type="string" office:string-value="59,">
            <text:p>59,</text:p>
          </table:table-cell>
          <table:table-cell table:formula="of:=CONCATENATE(TEXT(((14.7/[.X15])-1)/0.0078125;&quot;##0.#&quot;);&quot;,&quot;)" office:value-type="string" office:string-value="59,">
            <text:p>59,</text:p>
          </table:table-cell>
          <table:table-cell table:formula="of:=CONCATENATE(TEXT(((14.7/[.Y15])-1)/0.0078125;&quot;##0.#&quot;);&quot;,&quot;)" office:value-type="string" office:string-value="59,">
            <text:p>59,</text:p>
          </table:table-cell>
          <table:table-cell table:formula="of:=CONCATENATE(TEXT(((14.7/[.Z15])-1)/0.0078125;&quot;##0.#&quot;);&quot;,&quot;)" office:value-type="string" office:string-value="59,">
            <text:p>59,</text:p>
          </table:table-cell>
          <table:table-cell table:formula="of:=CONCATENATE(TEXT(((14.7/[.AA15])-1)/0.0078125;&quot;##0.#&quot;);&quot;,&quot;)" office:value-type="string" office:string-value="59,">
            <text:p>59,</text:p>
          </table:table-cell>
        </table:table-row>
        <table:table-row table:style-name="ro1">
          <table:table-cell/>
          <table:table-cell table:formula="of:=CONCATENATE(TEXT(((14.7/([.B15]+14.7))-1)/0.0078125;&quot;##0.#&quot;);&quot;,&quot;)" office:value-type="string" office:string-value="33,">
            <text:p>33,</text:p>
          </table:table-cell>
          <table:table-cell table:formula="of:=CONCATENATE(TEXT(((14.7/([.C15]+14.7))-1)/0.0078125;&quot;##0.#&quot;);&quot;,&quot;)" office:value-type="string" office:string-value="23,">
            <text:p>23,</text:p>
          </table:table-cell>
          <table:table-cell table:formula="of:=CONCATENATE(TEXT(((14.7/([.D15]+14.7))-1)/0.0078125;&quot;##0.#&quot;);&quot;,&quot;)" office:value-type="string" office:string-value="15,">
            <text:p>15,</text:p>
          </table:table-cell>
          <table:table-cell table:formula="of:=CONCATENATE(TEXT(((14.7/([.E15]+14.7))-1)/0.0078125;&quot;##0.#&quot;);&quot;,&quot;)" office:value-type="string" office:string-value="7,">
            <text:p>7,</text:p>
          </table:table-cell>
          <table:table-cell table:formula="of:=CONCATENATE(TEXT(((14.7/([.F15]+14.7))-1)/0.0078125;&quot;##0.#&quot;);&quot;,&quot;)" office:value-type="string" office:string-value="0,">
            <text:p>0,</text:p>
          </table:table-cell>
          <table:table-cell/>
          <table:table-cell table:formula="of:=CONCATENATE(TEXT(((14.7/[.H16])-1)/0.0078125;&quot;##0.#&quot;);&quot;,&quot;)" office:value-type="string" office:string-value="8,">
            <text:p>8,</text:p>
          </table:table-cell>
          <table:table-cell table:formula="of:=CONCATENATE(TEXT(((14.7/[.I16])-1)/0.0078125;&quot;##0.#&quot;);&quot;,&quot;)" office:value-type="string" office:string-value="12,">
            <text:p>12,</text:p>
          </table:table-cell>
          <table:table-cell table:formula="of:=CONCATENATE(TEXT(((14.7/[.J16])-1)/0.0078125;&quot;##0.#&quot;);&quot;,&quot;)" office:value-type="string" office:string-value="19,">
            <text:p>19,</text:p>
          </table:table-cell>
          <table:table-cell table:formula="of:=CONCATENATE(TEXT(((14.7/[.K16])-1)/0.0078125;&quot;##0.#&quot;);&quot;,&quot;)" office:value-type="string" office:string-value="24,">
            <text:p>24,</text:p>
          </table:table-cell>
          <table:table-cell table:formula="of:=CONCATENATE(TEXT(((14.7/[.L16])-1)/0.0078125;&quot;##0.#&quot;);&quot;,&quot;)" office:value-type="string" office:string-value="31,">
            <text:p>31,</text:p>
          </table:table-cell>
          <table:table-cell table:formula="of:=CONCATENATE(TEXT(((14.7/[.M16])-1)/0.0078125;&quot;##0.#&quot;);&quot;,&quot;)" office:value-type="string" office:string-value="40,">
            <text:p>40,</text:p>
          </table:table-cell>
          <table:table-cell table:formula="of:=CONCATENATE(TEXT(((14.7/[.N16])-1)/0.0078125;&quot;##0.#&quot;);&quot;,&quot;)" office:value-type="string" office:string-value="42,">
            <text:p>42,</text:p>
          </table:table-cell>
          <table:table-cell table:formula="of:=CONCATENATE(TEXT(((14.7/[.O16])-1)/0.0078125;&quot;##0.#&quot;);&quot;,&quot;)" office:value-type="string" office:string-value="45,">
            <text:p>45,</text:p>
          </table:table-cell>
          <table:table-cell table:formula="of:=CONCATENATE(TEXT(((14.7/[.P16])-1)/0.0078125;&quot;##0.#&quot;);&quot;,&quot;)" office:value-type="string" office:string-value="46,">
            <text:p>46,</text:p>
          </table:table-cell>
          <table:table-cell table:formula="of:=CONCATENATE(TEXT(((14.7/[.Q16])-1)/0.0078125;&quot;##0.#&quot;);&quot;,&quot;)" office:value-type="string" office:string-value="49,">
            <text:p>49,</text:p>
          </table:table-cell>
          <table:table-cell table:formula="of:=CONCATENATE(TEXT(((14.7/[.R16])-1)/0.0078125;&quot;##0.#&quot;);&quot;,&quot;)" office:value-type="string" office:string-value="52,">
            <text:p>52,</text:p>
          </table:table-cell>
          <table:table-cell table:formula="of:=CONCATENATE(TEXT(((14.7/[.S16])-1)/0.0078125;&quot;##0.#&quot;);&quot;,&quot;)" office:value-type="string" office:string-value="56,">
            <text:p>56,</text:p>
          </table:table-cell>
          <table:table-cell table:formula="of:=CONCATENATE(TEXT(((14.7/[.T16])-1)/0.0078125;&quot;##0.#&quot;);&quot;,&quot;)" office:value-type="string" office:string-value="58,">
            <text:p>58,</text:p>
          </table:table-cell>
          <table:table-cell table:formula="of:=CONCATENATE(TEXT(((14.7/[.U16])-1)/0.0078125;&quot;##0.#&quot;);&quot;,&quot;)" office:value-type="string" office:string-value="58,">
            <text:p>58,</text:p>
          </table:table-cell>
          <table:table-cell table:formula="of:=CONCATENATE(TEXT(((14.7/[.V16])-1)/0.0078125;&quot;##0.#&quot;);&quot;,&quot;)" office:value-type="string" office:string-value="58,">
            <text:p>58,</text:p>
          </table:table-cell>
          <table:table-cell table:formula="of:=CONCATENATE(TEXT(((14.7/[.W16])-1)/0.0078125;&quot;##0.#&quot;);&quot;,&quot;)" office:value-type="string" office:string-value="58,">
            <text:p>58,</text:p>
          </table:table-cell>
          <table:table-cell table:formula="of:=CONCATENATE(TEXT(((14.7/[.X16])-1)/0.0078125;&quot;##0.#&quot;);&quot;,&quot;)" office:value-type="string" office:string-value="58,">
            <text:p>58,</text:p>
          </table:table-cell>
          <table:table-cell table:formula="of:=CONCATENATE(TEXT(((14.7/[.Y16])-1)/0.0078125;&quot;##0.#&quot;);&quot;,&quot;)" office:value-type="string" office:string-value="58,">
            <text:p>58,</text:p>
          </table:table-cell>
          <table:table-cell table:formula="of:=CONCATENATE(TEXT(((14.7/[.Z16])-1)/0.0078125;&quot;##0.#&quot;);&quot;,&quot;)" office:value-type="string" office:string-value="58,">
            <text:p>58,</text:p>
          </table:table-cell>
          <table:table-cell table:formula="of:=CONCATENATE(TEXT(((14.7/[.AA16])-1)/0.0078125;&quot;##0.#&quot;);&quot;,&quot;)" office:value-type="string" office:string-value="58,">
            <text:p>58,</text:p>
          </table:table-cell>
        </table:table-row>
        <table:table-row table:style-name="ro1">
          <table:table-cell table:number-columns-repeated="7"/>
          <table:table-cell table:formula="of:=CONCATENATE(TEXT(((14.7/[.H17])-1)/0.0078125;&quot;##0.#&quot;);&quot;,&quot;)" office:value-type="string" office:string-value="8,">
            <text:p>8,</text:p>
          </table:table-cell>
          <table:table-cell table:formula="of:=CONCATENATE(TEXT(((14.7/[.I17])-1)/0.0078125;&quot;##0.#&quot;);&quot;,&quot;)" office:value-type="string" office:string-value="17,">
            <text:p>17,</text:p>
          </table:table-cell>
          <table:table-cell table:formula="of:=CONCATENATE(TEXT(((14.7/[.J17])-1)/0.0078125;&quot;##0.#&quot;);&quot;,&quot;)" office:value-type="string" office:string-value="25,">
            <text:p>25,</text:p>
          </table:table-cell>
          <table:table-cell table:formula="of:=CONCATENATE(TEXT(((14.7/[.K17])-1)/0.0078125;&quot;##0.#&quot;);&quot;,&quot;)" office:value-type="string" office:string-value="30,">
            <text:p>30,</text:p>
          </table:table-cell>
          <table:table-cell table:formula="of:=CONCATENATE(TEXT(((14.7/[.L17])-1)/0.0078125;&quot;##0.#&quot;);&quot;,&quot;)" office:value-type="string" office:string-value="37,">
            <text:p>37,</text:p>
          </table:table-cell>
          <table:table-cell table:formula="of:=CONCATENATE(TEXT(((14.7/[.M17])-1)/0.0078125;&quot;##0.#&quot;);&quot;,&quot;)" office:value-type="string" office:string-value="43,">
            <text:p>43,</text:p>
          </table:table-cell>
          <table:table-cell table:formula="of:=CONCATENATE(TEXT(((14.7/[.N17])-1)/0.0078125;&quot;##0.#&quot;);&quot;,&quot;)" office:value-type="string" office:string-value="47,">
            <text:p>47,</text:p>
          </table:table-cell>
          <table:table-cell table:formula="of:=CONCATENATE(TEXT(((14.7/[.O17])-1)/0.0078125;&quot;##0.#&quot;);&quot;,&quot;)" office:value-type="string" office:string-value="49,">
            <text:p>49,</text:p>
          </table:table-cell>
          <table:table-cell table:formula="of:=CONCATENATE(TEXT(((14.7/[.P17])-1)/0.0078125;&quot;##0.#&quot;);&quot;,&quot;)" office:value-type="string" office:string-value="51,">
            <text:p>51,</text:p>
          </table:table-cell>
          <table:table-cell table:formula="of:=CONCATENATE(TEXT(((14.7/[.Q17])-1)/0.0078125;&quot;##0.#&quot;);&quot;,&quot;)" office:value-type="string" office:string-value="54,">
            <text:p>54,</text:p>
          </table:table-cell>
          <table:table-cell table:formula="of:=CONCATENATE(TEXT(((14.7/[.R17])-1)/0.0078125;&quot;##0.#&quot;);&quot;,&quot;)" office:value-type="string" office:string-value="55,">
            <text:p>55,</text:p>
          </table:table-cell>
          <table:table-cell table:formula="of:=CONCATENATE(TEXT(((14.7/[.S17])-1)/0.0078125;&quot;##0.#&quot;);&quot;,&quot;)" office:value-type="string" office:string-value="55,">
            <text:p>55,</text:p>
          </table:table-cell>
          <table:table-cell table:formula="of:=CONCATENATE(TEXT(((14.7/[.T17])-1)/0.0078125;&quot;##0.#&quot;);&quot;,&quot;)" office:value-type="string" office:string-value="55,">
            <text:p>55,</text:p>
          </table:table-cell>
          <table:table-cell table:formula="of:=CONCATENATE(TEXT(((14.7/[.U17])-1)/0.0078125;&quot;##0.#&quot;);&quot;,&quot;)" office:value-type="string" office:string-value="55,">
            <text:p>55,</text:p>
          </table:table-cell>
          <table:table-cell table:formula="of:=CONCATENATE(TEXT(((14.7/[.V17])-1)/0.0078125;&quot;##0.#&quot;);&quot;,&quot;)" office:value-type="string" office:string-value="55,">
            <text:p>55,</text:p>
          </table:table-cell>
          <table:table-cell table:formula="of:=CONCATENATE(TEXT(((14.7/[.W17])-1)/0.0078125;&quot;##0.#&quot;);&quot;,&quot;)" office:value-type="string" office:string-value="55,">
            <text:p>55,</text:p>
          </table:table-cell>
          <table:table-cell table:formula="of:=CONCATENATE(TEXT(((14.7/[.X17])-1)/0.0078125;&quot;##0.#&quot;);&quot;,&quot;)" office:value-type="string" office:string-value="55,">
            <text:p>55,</text:p>
          </table:table-cell>
          <table:table-cell table:formula="of:=CONCATENATE(TEXT(((14.7/[.Y17])-1)/0.0078125;&quot;##0.#&quot;);&quot;,&quot;)" office:value-type="string" office:string-value="55,">
            <text:p>55,</text:p>
          </table:table-cell>
          <table:table-cell table:formula="of:=CONCATENATE(TEXT(((14.7/[.Z17])-1)/0.0078125;&quot;##0.#&quot;);&quot;,&quot;)" office:value-type="string" office:string-value="55,">
            <text:p>55,</text:p>
          </table:table-cell>
          <table:table-cell table:formula="of:=CONCATENATE(TEXT(((14.7/[.AA17])-1)/0.0078125;&quot;##0.#&quot;);&quot;,&quot;)" office:value-type="string" office:string-value="55,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18])-1)/0.0078125;&quot;##0.#&quot;);&quot;,&quot;)" office:value-type="string" office:string-value="8,">
            <text:p>8,</text:p>
          </table:table-cell>
          <table:table-cell table:formula="of:=CONCATENATE(TEXT(((14.7/[.I18])-1)/0.0078125;&quot;##0.#&quot;);&quot;,&quot;)" office:value-type="string" office:string-value="22,">
            <text:p>22,</text:p>
          </table:table-cell>
          <table:table-cell table:formula="of:=CONCATENATE(TEXT(((14.7/[.J18])-1)/0.0078125;&quot;##0.#&quot;);&quot;,&quot;)" office:value-type="string" office:string-value="31,">
            <text:p>31,</text:p>
          </table:table-cell>
          <table:table-cell table:formula="of:=CONCATENATE(TEXT(((14.7/[.K18])-1)/0.0078125;&quot;##0.#&quot;);&quot;,&quot;)" office:value-type="string" office:string-value="35,">
            <text:p>35,</text:p>
          </table:table-cell>
          <table:table-cell table:formula="of:=CONCATENATE(TEXT(((14.7/[.L18])-1)/0.0078125;&quot;##0.#&quot;);&quot;,&quot;)" office:value-type="string" office:string-value="38,">
            <text:p>38,</text:p>
          </table:table-cell>
          <table:table-cell table:formula="of:=CONCATENATE(TEXT(((14.7/[.M18])-1)/0.0078125;&quot;##0.#&quot;);&quot;,&quot;)" office:value-type="string" office:string-value="45,">
            <text:p>45,</text:p>
          </table:table-cell>
          <table:table-cell table:formula="of:=CONCATENATE(TEXT(((14.7/[.N18])-1)/0.0078125;&quot;##0.#&quot;);&quot;,&quot;)" office:value-type="string" office:string-value="49,">
            <text:p>49,</text:p>
          </table:table-cell>
          <table:table-cell table:formula="of:=CONCATENATE(TEXT(((14.7/[.O18])-1)/0.0078125;&quot;##0.#&quot;);&quot;,&quot;)" office:value-type="string" office:string-value="54,">
            <text:p>54,</text:p>
          </table:table-cell>
          <table:table-cell table:formula="of:=CONCATENATE(TEXT(((14.7/[.P18])-1)/0.0078125;&quot;##0.#&quot;);&quot;,&quot;)" office:value-type="string" office:string-value="55,">
            <text:p>55,</text:p>
          </table:table-cell>
          <table:table-cell table:formula="of:=CONCATENATE(TEXT(((14.7/[.Q18])-1)/0.0078125;&quot;##0.#&quot;);&quot;,&quot;)" office:value-type="string" office:string-value="55,">
            <text:p>55,</text:p>
          </table:table-cell>
          <table:table-cell table:formula="of:=CONCATENATE(TEXT(((14.7/[.R18])-1)/0.0078125;&quot;##0.#&quot;);&quot;,&quot;)" office:value-type="string" office:string-value="55,">
            <text:p>55,</text:p>
          </table:table-cell>
          <table:table-cell table:formula="of:=CONCATENATE(TEXT(((14.7/[.S18])-1)/0.0078125;&quot;##0.#&quot;);&quot;,&quot;)" office:value-type="string" office:string-value="55,">
            <text:p>55,</text:p>
          </table:table-cell>
          <table:table-cell table:formula="of:=CONCATENATE(TEXT(((14.7/[.T18])-1)/0.0078125;&quot;##0.#&quot;);&quot;,&quot;)" office:value-type="string" office:string-value="55,">
            <text:p>55,</text:p>
          </table:table-cell>
          <table:table-cell table:formula="of:=CONCATENATE(TEXT(((14.7/[.U18])-1)/0.0078125;&quot;##0.#&quot;);&quot;,&quot;)" office:value-type="string" office:string-value="55,">
            <text:p>55,</text:p>
          </table:table-cell>
          <table:table-cell table:formula="of:=CONCATENATE(TEXT(((14.7/[.V18])-1)/0.0078125;&quot;##0.#&quot;);&quot;,&quot;)" office:value-type="string" office:string-value="55,">
            <text:p>55,</text:p>
          </table:table-cell>
          <table:table-cell table:formula="of:=CONCATENATE(TEXT(((14.7/[.W18])-1)/0.0078125;&quot;##0.#&quot;);&quot;,&quot;)" office:value-type="string" office:string-value="55,">
            <text:p>55,</text:p>
          </table:table-cell>
          <table:table-cell table:formula="of:=CONCATENATE(TEXT(((14.7/[.X18])-1)/0.0078125;&quot;##0.#&quot;);&quot;,&quot;)" office:value-type="string" office:string-value="55,">
            <text:p>55,</text:p>
          </table:table-cell>
          <table:table-cell table:formula="of:=CONCATENATE(TEXT(((14.7/[.Y18])-1)/0.0078125;&quot;##0.#&quot;);&quot;,&quot;)" office:value-type="string" office:string-value="55,">
            <text:p>55,</text:p>
          </table:table-cell>
          <table:table-cell table:formula="of:=CONCATENATE(TEXT(((14.7/[.Z18])-1)/0.0078125;&quot;##0.#&quot;);&quot;,&quot;)" office:value-type="string" office:string-value="55,">
            <text:p>55,</text:p>
          </table:table-cell>
          <table:table-cell table:formula="of:=CONCATENATE(TEXT(((14.7/[.AA18])-1)/0.0078125;&quot;##0.#&quot;);&quot;,&quot;)" office:value-type="string" office:string-value="55,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19])-1)/0.0078125;&quot;##0.#&quot;);&quot;,&quot;)" office:value-type="string" office:string-value="9,">
            <text:p>9,</text:p>
          </table:table-cell>
          <table:table-cell table:formula="of:=CONCATENATE(TEXT(((14.7/[.I19])-1)/0.0078125;&quot;##0.#&quot;);&quot;,&quot;)" office:value-type="string" office:string-value="28,">
            <text:p>28,</text:p>
          </table:table-cell>
          <table:table-cell table:formula="of:=CONCATENATE(TEXT(((14.7/[.J19])-1)/0.0078125;&quot;##0.#&quot;);&quot;,&quot;)" office:value-type="string" office:string-value="37,">
            <text:p>37,</text:p>
          </table:table-cell>
          <table:table-cell table:formula="of:=CONCATENATE(TEXT(((14.7/[.K19])-1)/0.0078125;&quot;##0.#&quot;);&quot;,&quot;)" office:value-type="string" office:string-value="39,">
            <text:p>39,</text:p>
          </table:table-cell>
          <table:table-cell table:formula="of:=CONCATENATE(TEXT(((14.7/[.L19])-1)/0.0078125;&quot;##0.#&quot;);&quot;,&quot;)" office:value-type="string" office:string-value="41,">
            <text:p>41,</text:p>
          </table:table-cell>
          <table:table-cell table:formula="of:=CONCATENATE(TEXT(((14.7/[.M19])-1)/0.0078125;&quot;##0.#&quot;);&quot;,&quot;)" office:value-type="string" office:string-value="46,">
            <text:p>46,</text:p>
          </table:table-cell>
          <table:table-cell table:formula="of:=CONCATENATE(TEXT(((14.7/[.N19])-1)/0.0078125;&quot;##0.#&quot;);&quot;,&quot;)" office:value-type="string" office:string-value="51,">
            <text:p>51,</text:p>
          </table:table-cell>
          <table:table-cell table:formula="of:=CONCATENATE(TEXT(((14.7/[.O19])-1)/0.0078125;&quot;##0.#&quot;);&quot;,&quot;)" office:value-type="string" office:string-value="54,">
            <text:p>54,</text:p>
          </table:table-cell>
          <table:table-cell table:formula="of:=CONCATENATE(TEXT(((14.7/[.P19])-1)/0.0078125;&quot;##0.#&quot;);&quot;,&quot;)" office:value-type="string" office:string-value="55,">
            <text:p>55,</text:p>
          </table:table-cell>
          <table:table-cell table:formula="of:=CONCATENATE(TEXT(((14.7/[.Q19])-1)/0.0078125;&quot;##0.#&quot;);&quot;,&quot;)" office:value-type="string" office:string-value="55,">
            <text:p>55,</text:p>
          </table:table-cell>
          <table:table-cell table:formula="of:=CONCATENATE(TEXT(((14.7/[.R19])-1)/0.0078125;&quot;##0.#&quot;);&quot;,&quot;)" office:value-type="string" office:string-value="55,">
            <text:p>55,</text:p>
          </table:table-cell>
          <table:table-cell table:formula="of:=CONCATENATE(TEXT(((14.7/[.S19])-1)/0.0078125;&quot;##0.#&quot;);&quot;,&quot;)" office:value-type="string" office:string-value="55,">
            <text:p>55,</text:p>
          </table:table-cell>
          <table:table-cell table:formula="of:=CONCATENATE(TEXT(((14.7/[.T19])-1)/0.0078125;&quot;##0.#&quot;);&quot;,&quot;)" office:value-type="string" office:string-value="55,">
            <text:p>55,</text:p>
          </table:table-cell>
          <table:table-cell table:formula="of:=CONCATENATE(TEXT(((14.7/[.U19])-1)/0.0078125;&quot;##0.#&quot;);&quot;,&quot;)" office:value-type="string" office:string-value="55,">
            <text:p>55,</text:p>
          </table:table-cell>
          <table:table-cell table:formula="of:=CONCATENATE(TEXT(((14.7/[.V19])-1)/0.0078125;&quot;##0.#&quot;);&quot;,&quot;)" office:value-type="string" office:string-value="55,">
            <text:p>55,</text:p>
          </table:table-cell>
          <table:table-cell table:formula="of:=CONCATENATE(TEXT(((14.7/[.W19])-1)/0.0078125;&quot;##0.#&quot;);&quot;,&quot;)" office:value-type="string" office:string-value="55,">
            <text:p>55,</text:p>
          </table:table-cell>
          <table:table-cell table:formula="of:=CONCATENATE(TEXT(((14.7/[.X19])-1)/0.0078125;&quot;##0.#&quot;);&quot;,&quot;)" office:value-type="string" office:string-value="55,">
            <text:p>55,</text:p>
          </table:table-cell>
          <table:table-cell table:formula="of:=CONCATENATE(TEXT(((14.7/[.Y19])-1)/0.0078125;&quot;##0.#&quot;);&quot;,&quot;)" office:value-type="string" office:string-value="55,">
            <text:p>55,</text:p>
          </table:table-cell>
          <table:table-cell table:formula="of:=CONCATENATE(TEXT(((14.7/[.Z19])-1)/0.0078125;&quot;##0.#&quot;);&quot;,&quot;)" office:value-type="string" office:string-value="55,">
            <text:p>55,</text:p>
          </table:table-cell>
          <table:table-cell table:formula="of:=CONCATENATE(TEXT(((14.7/[.AA19])-1)/0.0078125;&quot;##0.#&quot;);&quot;,&quot;)" office:value-type="string" office:string-value="55,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0])-1)/0.0078125;&quot;##0.#&quot;);&quot;,&quot;)" office:value-type="string" office:string-value="9,">
            <text:p>9,</text:p>
          </table:table-cell>
          <table:table-cell table:formula="of:=CONCATENATE(TEXT(((14.7/[.I20])-1)/0.0078125;&quot;##0.#&quot;);&quot;,&quot;)" office:value-type="string" office:string-value="28,">
            <text:p>28,</text:p>
          </table:table-cell>
          <table:table-cell table:formula="of:=CONCATENATE(TEXT(((14.7/[.J20])-1)/0.0078125;&quot;##0.#&quot;);&quot;,&quot;)" office:value-type="string" office:string-value="37,">
            <text:p>37,</text:p>
          </table:table-cell>
          <table:table-cell table:formula="of:=CONCATENATE(TEXT(((14.7/[.K20])-1)/0.0078125;&quot;##0.#&quot;);&quot;,&quot;)" office:value-type="string" office:string-value="39,">
            <text:p>39,</text:p>
          </table:table-cell>
          <table:table-cell table:formula="of:=CONCATENATE(TEXT(((14.7/[.L20])-1)/0.0078125;&quot;##0.#&quot;);&quot;,&quot;)" office:value-type="string" office:string-value="41,">
            <text:p>41,</text:p>
          </table:table-cell>
          <table:table-cell table:formula="of:=CONCATENATE(TEXT(((14.7/[.M20])-1)/0.0078125;&quot;##0.#&quot;);&quot;,&quot;)" office:value-type="string" office:string-value="46,">
            <text:p>46,</text:p>
          </table:table-cell>
          <table:table-cell table:formula="of:=CONCATENATE(TEXT(((14.7/[.N20])-1)/0.0078125;&quot;##0.#&quot;);&quot;,&quot;)" office:value-type="string" office:string-value="51,">
            <text:p>51,</text:p>
          </table:table-cell>
          <table:table-cell table:formula="of:=CONCATENATE(TEXT(((14.7/[.O20])-1)/0.0078125;&quot;##0.#&quot;);&quot;,&quot;)" office:value-type="string" office:string-value="54,">
            <text:p>54,</text:p>
          </table:table-cell>
          <table:table-cell table:formula="of:=CONCATENATE(TEXT(((14.7/[.P20])-1)/0.0078125;&quot;##0.#&quot;);&quot;,&quot;)" office:value-type="string" office:string-value="55,">
            <text:p>55,</text:p>
          </table:table-cell>
          <table:table-cell table:formula="of:=CONCATENATE(TEXT(((14.7/[.Q20])-1)/0.0078125;&quot;##0.#&quot;);&quot;,&quot;)" office:value-type="string" office:string-value="55,">
            <text:p>55,</text:p>
          </table:table-cell>
          <table:table-cell table:formula="of:=CONCATENATE(TEXT(((14.7/[.R20])-1)/0.0078125;&quot;##0.#&quot;);&quot;,&quot;)" office:value-type="string" office:string-value="55,">
            <text:p>55,</text:p>
          </table:table-cell>
          <table:table-cell table:formula="of:=CONCATENATE(TEXT(((14.7/[.S20])-1)/0.0078125;&quot;##0.#&quot;);&quot;,&quot;)" office:value-type="string" office:string-value="55,">
            <text:p>55,</text:p>
          </table:table-cell>
          <table:table-cell table:formula="of:=CONCATENATE(TEXT(((14.7/[.T20])-1)/0.0078125;&quot;##0.#&quot;);&quot;,&quot;)" office:value-type="string" office:string-value="55,">
            <text:p>55,</text:p>
          </table:table-cell>
          <table:table-cell table:formula="of:=CONCATENATE(TEXT(((14.7/[.U20])-1)/0.0078125;&quot;##0.#&quot;);&quot;,&quot;)" office:value-type="string" office:string-value="55,">
            <text:p>55,</text:p>
          </table:table-cell>
          <table:table-cell table:formula="of:=CONCATENATE(TEXT(((14.7/[.V20])-1)/0.0078125;&quot;##0.#&quot;);&quot;,&quot;)" office:value-type="string" office:string-value="55,">
            <text:p>55,</text:p>
          </table:table-cell>
          <table:table-cell table:formula="of:=CONCATENATE(TEXT(((14.7/[.W20])-1)/0.0078125;&quot;##0.#&quot;);&quot;,&quot;)" office:value-type="string" office:string-value="55,">
            <text:p>55,</text:p>
          </table:table-cell>
          <table:table-cell table:formula="of:=CONCATENATE(TEXT(((14.7/[.X20])-1)/0.0078125;&quot;##0.#&quot;);&quot;,&quot;)" office:value-type="string" office:string-value="55,">
            <text:p>55,</text:p>
          </table:table-cell>
          <table:table-cell table:formula="of:=CONCATENATE(TEXT(((14.7/[.Y20])-1)/0.0078125;&quot;##0.#&quot;);&quot;,&quot;)" office:value-type="string" office:string-value="55,">
            <text:p>55,</text:p>
          </table:table-cell>
          <table:table-cell table:formula="of:=CONCATENATE(TEXT(((14.7/[.Z20])-1)/0.0078125;&quot;##0.#&quot;);&quot;,&quot;)" office:value-type="string" office:string-value="55,">
            <text:p>55,</text:p>
          </table:table-cell>
          <table:table-cell table:formula="of:=CONCATENATE(TEXT(((14.7/[.AA20])-1)/0.0078125;&quot;##0.#&quot;);&quot;,&quot;)" office:value-type="string" office:string-value="55,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1])-1)/0.0078125;&quot;##0.#&quot;);&quot;,&quot;)" office:value-type="string" office:string-value="9,">
            <text:p>9,</text:p>
          </table:table-cell>
          <table:table-cell table:formula="of:=CONCATENATE(TEXT(((14.7/[.I21])-1)/0.0078125;&quot;##0.#&quot;);&quot;,&quot;)" office:value-type="string" office:string-value="28,">
            <text:p>28,</text:p>
          </table:table-cell>
          <table:table-cell table:formula="of:=CONCATENATE(TEXT(((14.7/[.J21])-1)/0.0078125;&quot;##0.#&quot;);&quot;,&quot;)" office:value-type="string" office:string-value="37,">
            <text:p>37,</text:p>
          </table:table-cell>
          <table:table-cell table:formula="of:=CONCATENATE(TEXT(((14.7/[.K21])-1)/0.0078125;&quot;##0.#&quot;);&quot;,&quot;)" office:value-type="string" office:string-value="39,">
            <text:p>39,</text:p>
          </table:table-cell>
          <table:table-cell table:formula="of:=CONCATENATE(TEXT(((14.7/[.L21])-1)/0.0078125;&quot;##0.#&quot;);&quot;,&quot;)" office:value-type="string" office:string-value="41,">
            <text:p>41,</text:p>
          </table:table-cell>
          <table:table-cell table:formula="of:=CONCATENATE(TEXT(((14.7/[.M21])-1)/0.0078125;&quot;##0.#&quot;);&quot;,&quot;)" office:value-type="string" office:string-value="46,">
            <text:p>46,</text:p>
          </table:table-cell>
          <table:table-cell table:formula="of:=CONCATENATE(TEXT(((14.7/[.N21])-1)/0.0078125;&quot;##0.#&quot;);&quot;,&quot;)" office:value-type="string" office:string-value="51,">
            <text:p>51,</text:p>
          </table:table-cell>
          <table:table-cell table:formula="of:=CONCATENATE(TEXT(((14.7/[.O21])-1)/0.0078125;&quot;##0.#&quot;);&quot;,&quot;)" office:value-type="string" office:string-value="54,">
            <text:p>54,</text:p>
          </table:table-cell>
          <table:table-cell table:formula="of:=CONCATENATE(TEXT(((14.7/[.P21])-1)/0.0078125;&quot;##0.#&quot;);&quot;,&quot;)" office:value-type="string" office:string-value="55,">
            <text:p>55,</text:p>
          </table:table-cell>
          <table:table-cell table:formula="of:=CONCATENATE(TEXT(((14.7/[.Q21])-1)/0.0078125;&quot;##0.#&quot;);&quot;,&quot;)" office:value-type="string" office:string-value="55,">
            <text:p>55,</text:p>
          </table:table-cell>
          <table:table-cell table:formula="of:=CONCATENATE(TEXT(((14.7/[.R21])-1)/0.0078125;&quot;##0.#&quot;);&quot;,&quot;)" office:value-type="string" office:string-value="55,">
            <text:p>55,</text:p>
          </table:table-cell>
          <table:table-cell table:formula="of:=CONCATENATE(TEXT(((14.7/[.S21])-1)/0.0078125;&quot;##0.#&quot;);&quot;,&quot;)" office:value-type="string" office:string-value="55,">
            <text:p>55,</text:p>
          </table:table-cell>
          <table:table-cell table:formula="of:=CONCATENATE(TEXT(((14.7/[.T21])-1)/0.0078125;&quot;##0.#&quot;);&quot;,&quot;)" office:value-type="string" office:string-value="55,">
            <text:p>55,</text:p>
          </table:table-cell>
          <table:table-cell table:formula="of:=CONCATENATE(TEXT(((14.7/[.U21])-1)/0.0078125;&quot;##0.#&quot;);&quot;,&quot;)" office:value-type="string" office:string-value="55,">
            <text:p>55,</text:p>
          </table:table-cell>
          <table:table-cell table:formula="of:=CONCATENATE(TEXT(((14.7/[.V21])-1)/0.0078125;&quot;##0.#&quot;);&quot;,&quot;)" office:value-type="string" office:string-value="55,">
            <text:p>55,</text:p>
          </table:table-cell>
          <table:table-cell table:formula="of:=CONCATENATE(TEXT(((14.7/[.W21])-1)/0.0078125;&quot;##0.#&quot;);&quot;,&quot;)" office:value-type="string" office:string-value="55,">
            <text:p>55,</text:p>
          </table:table-cell>
          <table:table-cell table:formula="of:=CONCATENATE(TEXT(((14.7/[.X21])-1)/0.0078125;&quot;##0.#&quot;);&quot;,&quot;)" office:value-type="string" office:string-value="55,">
            <text:p>55,</text:p>
          </table:table-cell>
          <table:table-cell table:formula="of:=CONCATENATE(TEXT(((14.7/[.Y21])-1)/0.0078125;&quot;##0.#&quot;);&quot;,&quot;)" office:value-type="string" office:string-value="55,">
            <text:p>55,</text:p>
          </table:table-cell>
          <table:table-cell table:formula="of:=CONCATENATE(TEXT(((14.7/[.Z21])-1)/0.0078125;&quot;##0.#&quot;);&quot;,&quot;)" office:value-type="string" office:string-value="55,">
            <text:p>55,</text:p>
          </table:table-cell>
          <table:table-cell table:formula="of:=CONCATENATE(TEXT(((14.7/[.AA21])-1)/0.0078125;&quot;##0.#&quot;);&quot;,&quot;)" office:value-type="string" office:string-value="55,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2])-1)/0.0078125;&quot;##0.#&quot;);&quot;,&quot;)" office:value-type="string" office:string-value="9,">
            <text:p>9,</text:p>
          </table:table-cell>
          <table:table-cell table:formula="of:=CONCATENATE(TEXT(((14.7/[.I22])-1)/0.0078125;&quot;##0.#&quot;);&quot;,&quot;)" office:value-type="string" office:string-value="28,">
            <text:p>28,</text:p>
          </table:table-cell>
          <table:table-cell table:formula="of:=CONCATENATE(TEXT(((14.7/[.J22])-1)/0.0078125;&quot;##0.#&quot;);&quot;,&quot;)" office:value-type="string" office:string-value="37,">
            <text:p>37,</text:p>
          </table:table-cell>
          <table:table-cell table:formula="of:=CONCATENATE(TEXT(((14.7/[.K22])-1)/0.0078125;&quot;##0.#&quot;);&quot;,&quot;)" office:value-type="string" office:string-value="39,">
            <text:p>39,</text:p>
          </table:table-cell>
          <table:table-cell table:formula="of:=CONCATENATE(TEXT(((14.7/[.L22])-1)/0.0078125;&quot;##0.#&quot;);&quot;,&quot;)" office:value-type="string" office:string-value="41,">
            <text:p>41,</text:p>
          </table:table-cell>
          <table:table-cell table:formula="of:=CONCATENATE(TEXT(((14.7/[.M22])-1)/0.0078125;&quot;##0.#&quot;);&quot;,&quot;)" office:value-type="string" office:string-value="46,">
            <text:p>46,</text:p>
          </table:table-cell>
          <table:table-cell table:formula="of:=CONCATENATE(TEXT(((14.7/[.N22])-1)/0.0078125;&quot;##0.#&quot;);&quot;,&quot;)" office:value-type="string" office:string-value="51,">
            <text:p>51,</text:p>
          </table:table-cell>
          <table:table-cell table:formula="of:=CONCATENATE(TEXT(((14.7/[.O22])-1)/0.0078125;&quot;##0.#&quot;);&quot;,&quot;)" office:value-type="string" office:string-value="54,">
            <text:p>54,</text:p>
          </table:table-cell>
          <table:table-cell table:formula="of:=CONCATENATE(TEXT(((14.7/[.P22])-1)/0.0078125;&quot;##0.#&quot;);&quot;,&quot;)" office:value-type="string" office:string-value="55,">
            <text:p>55,</text:p>
          </table:table-cell>
          <table:table-cell table:formula="of:=CONCATENATE(TEXT(((14.7/[.Q22])-1)/0.0078125;&quot;##0.#&quot;);&quot;,&quot;)" office:value-type="string" office:string-value="55,">
            <text:p>55,</text:p>
          </table:table-cell>
          <table:table-cell table:formula="of:=CONCATENATE(TEXT(((14.7/[.R22])-1)/0.0078125;&quot;##0.#&quot;);&quot;,&quot;)" office:value-type="string" office:string-value="55,">
            <text:p>55,</text:p>
          </table:table-cell>
          <table:table-cell table:formula="of:=CONCATENATE(TEXT(((14.7/[.S22])-1)/0.0078125;&quot;##0.#&quot;);&quot;,&quot;)" office:value-type="string" office:string-value="55,">
            <text:p>55,</text:p>
          </table:table-cell>
          <table:table-cell table:formula="of:=CONCATENATE(TEXT(((14.7/[.T22])-1)/0.0078125;&quot;##0.#&quot;);&quot;,&quot;)" office:value-type="string" office:string-value="55,">
            <text:p>55,</text:p>
          </table:table-cell>
          <table:table-cell table:formula="of:=CONCATENATE(TEXT(((14.7/[.U22])-1)/0.0078125;&quot;##0.#&quot;);&quot;,&quot;)" office:value-type="string" office:string-value="55,">
            <text:p>55,</text:p>
          </table:table-cell>
          <table:table-cell table:formula="of:=CONCATENATE(TEXT(((14.7/[.V22])-1)/0.0078125;&quot;##0.#&quot;);&quot;,&quot;)" office:value-type="string" office:string-value="55,">
            <text:p>55,</text:p>
          </table:table-cell>
          <table:table-cell table:formula="of:=CONCATENATE(TEXT(((14.7/[.W22])-1)/0.0078125;&quot;##0.#&quot;);&quot;,&quot;)" office:value-type="string" office:string-value="55,">
            <text:p>55,</text:p>
          </table:table-cell>
          <table:table-cell table:formula="of:=CONCATENATE(TEXT(((14.7/[.X22])-1)/0.0078125;&quot;##0.#&quot;);&quot;,&quot;)" office:value-type="string" office:string-value="55,">
            <text:p>55,</text:p>
          </table:table-cell>
          <table:table-cell table:formula="of:=CONCATENATE(TEXT(((14.7/[.Y22])-1)/0.0078125;&quot;##0.#&quot;);&quot;,&quot;)" office:value-type="string" office:string-value="55,">
            <text:p>55,</text:p>
          </table:table-cell>
          <table:table-cell table:formula="of:=CONCATENATE(TEXT(((14.7/[.Z22])-1)/0.0078125;&quot;##0.#&quot;);&quot;,&quot;)" office:value-type="string" office:string-value="55,">
            <text:p>55,</text:p>
          </table:table-cell>
          <table:table-cell table:formula="of:=CONCATENATE(TEXT(((14.7/[.AA22])-1)/0.0078125;&quot;##0.#&quot;);&quot;,&quot;)" office:value-type="string" office:string-value="55,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3])-1)/0.0078125;&quot;##0.#&quot;);&quot;,&quot;)" office:value-type="string" office:string-value="9,">
            <text:p>9,</text:p>
          </table:table-cell>
          <table:table-cell table:formula="of:=CONCATENATE(TEXT(((14.7/[.I23])-1)/0.0078125;&quot;##0.#&quot;);&quot;,&quot;)" office:value-type="string" office:string-value="28,">
            <text:p>28,</text:p>
          </table:table-cell>
          <table:table-cell table:formula="of:=CONCATENATE(TEXT(((14.7/[.J23])-1)/0.0078125;&quot;##0.#&quot;);&quot;,&quot;)" office:value-type="string" office:string-value="37,">
            <text:p>37,</text:p>
          </table:table-cell>
          <table:table-cell table:formula="of:=CONCATENATE(TEXT(((14.7/[.K23])-1)/0.0078125;&quot;##0.#&quot;);&quot;,&quot;)" office:value-type="string" office:string-value="39,">
            <text:p>39,</text:p>
          </table:table-cell>
          <table:table-cell table:formula="of:=CONCATENATE(TEXT(((14.7/[.L23])-1)/0.0078125;&quot;##0.#&quot;);&quot;,&quot;)" office:value-type="string" office:string-value="41,">
            <text:p>41,</text:p>
          </table:table-cell>
          <table:table-cell table:formula="of:=CONCATENATE(TEXT(((14.7/[.M23])-1)/0.0078125;&quot;##0.#&quot;);&quot;,&quot;)" office:value-type="string" office:string-value="46,">
            <text:p>46,</text:p>
          </table:table-cell>
          <table:table-cell table:formula="of:=CONCATENATE(TEXT(((14.7/[.N23])-1)/0.0078125;&quot;##0.#&quot;);&quot;,&quot;)" office:value-type="string" office:string-value="51,">
            <text:p>51,</text:p>
          </table:table-cell>
          <table:table-cell table:formula="of:=CONCATENATE(TEXT(((14.7/[.O23])-1)/0.0078125;&quot;##0.#&quot;);&quot;,&quot;)" office:value-type="string" office:string-value="54,">
            <text:p>54,</text:p>
          </table:table-cell>
          <table:table-cell table:formula="of:=CONCATENATE(TEXT(((14.7/[.P23])-1)/0.0078125;&quot;##0.#&quot;);&quot;,&quot;)" office:value-type="string" office:string-value="54,">
            <text:p>54,</text:p>
          </table:table-cell>
          <table:table-cell table:formula="of:=CONCATENATE(TEXT(((14.7/[.Q23])-1)/0.0078125;&quot;##0.#&quot;);&quot;,&quot;)" office:value-type="string" office:string-value="54,">
            <text:p>54,</text:p>
          </table:table-cell>
          <table:table-cell table:formula="of:=CONCATENATE(TEXT(((14.7/[.R23])-1)/0.0078125;&quot;##0.#&quot;);&quot;,&quot;)" office:value-type="string" office:string-value="55,">
            <text:p>55,</text:p>
          </table:table-cell>
          <table:table-cell table:formula="of:=CONCATENATE(TEXT(((14.7/[.S23])-1)/0.0078125;&quot;##0.#&quot;);&quot;,&quot;)" office:value-type="string" office:string-value="55,">
            <text:p>55,</text:p>
          </table:table-cell>
          <table:table-cell table:formula="of:=CONCATENATE(TEXT(((14.7/[.T23])-1)/0.0078125;&quot;##0.#&quot;);&quot;,&quot;)" office:value-type="string" office:string-value="55,">
            <text:p>55,</text:p>
          </table:table-cell>
          <table:table-cell table:formula="of:=CONCATENATE(TEXT(((14.7/[.U23])-1)/0.0078125;&quot;##0.#&quot;);&quot;,&quot;)" office:value-type="string" office:string-value="55,">
            <text:p>55,</text:p>
          </table:table-cell>
          <table:table-cell table:formula="of:=CONCATENATE(TEXT(((14.7/[.V23])-1)/0.0078125;&quot;##0.#&quot;);&quot;,&quot;)" office:value-type="string" office:string-value="55,">
            <text:p>55,</text:p>
          </table:table-cell>
          <table:table-cell table:formula="of:=CONCATENATE(TEXT(((14.7/[.W23])-1)/0.0078125;&quot;##0.#&quot;);&quot;,&quot;)" office:value-type="string" office:string-value="55,">
            <text:p>55,</text:p>
          </table:table-cell>
          <table:table-cell table:formula="of:=CONCATENATE(TEXT(((14.7/[.X23])-1)/0.0078125;&quot;##0.#&quot;);&quot;,&quot;)" office:value-type="string" office:string-value="55,">
            <text:p>55,</text:p>
          </table:table-cell>
          <table:table-cell table:formula="of:=CONCATENATE(TEXT(((14.7/[.Y23])-1)/0.0078125;&quot;##0.#&quot;);&quot;,&quot;)" office:value-type="string" office:string-value="55,">
            <text:p>55,</text:p>
          </table:table-cell>
          <table:table-cell table:formula="of:=CONCATENATE(TEXT(((14.7/[.Z23])-1)/0.0078125;&quot;##0.#&quot;);&quot;,&quot;)" office:value-type="string" office:string-value="55,">
            <text:p>55,</text:p>
          </table:table-cell>
          <table:table-cell table:formula="of:=CONCATENATE(TEXT(((14.7/[.AA23])-1)/0.0078125;&quot;##0.#&quot;);&quot;,&quot;)" office:value-type="string" office:string-value="55,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4])-1)/0.0078125;&quot;##0.#&quot;);&quot;,&quot;)" office:value-type="string" office:string-value="9,">
            <text:p>9,</text:p>
          </table:table-cell>
          <table:table-cell table:formula="of:=CONCATENATE(TEXT(((14.7/[.I24])-1)/0.0078125;&quot;##0.#&quot;);&quot;,&quot;)" office:value-type="string" office:string-value="28,">
            <text:p>28,</text:p>
          </table:table-cell>
          <table:table-cell table:formula="of:=CONCATENATE(TEXT(((14.7/[.J24])-1)/0.0078125;&quot;##0.#&quot;);&quot;,&quot;)" office:value-type="string" office:string-value="37,">
            <text:p>37,</text:p>
          </table:table-cell>
          <table:table-cell table:formula="of:=CONCATENATE(TEXT(((14.7/[.K24])-1)/0.0078125;&quot;##0.#&quot;);&quot;,&quot;)" office:value-type="string" office:string-value="39,">
            <text:p>39,</text:p>
          </table:table-cell>
          <table:table-cell table:formula="of:=CONCATENATE(TEXT(((14.7/[.L24])-1)/0.0078125;&quot;##0.#&quot;);&quot;,&quot;)" office:value-type="string" office:string-value="41,">
            <text:p>41,</text:p>
          </table:table-cell>
          <table:table-cell table:formula="of:=CONCATENATE(TEXT(((14.7/[.M24])-1)/0.0078125;&quot;##0.#&quot;);&quot;,&quot;)" office:value-type="string" office:string-value="46,">
            <text:p>46,</text:p>
          </table:table-cell>
          <table:table-cell table:formula="of:=CONCATENATE(TEXT(((14.7/[.N24])-1)/0.0078125;&quot;##0.#&quot;);&quot;,&quot;)" office:value-type="string" office:string-value="51,">
            <text:p>51,</text:p>
          </table:table-cell>
          <table:table-cell table:formula="of:=CONCATENATE(TEXT(((14.7/[.O24])-1)/0.0078125;&quot;##0.#&quot;);&quot;,&quot;)" office:value-type="string" office:string-value="54,">
            <text:p>54,</text:p>
          </table:table-cell>
          <table:table-cell table:formula="of:=CONCATENATE(TEXT(((14.7/[.P24])-1)/0.0078125;&quot;##0.#&quot;);&quot;,&quot;)" office:value-type="string" office:string-value="54,">
            <text:p>54,</text:p>
          </table:table-cell>
          <table:table-cell table:formula="of:=CONCATENATE(TEXT(((14.7/[.Q24])-1)/0.0078125;&quot;##0.#&quot;);&quot;,&quot;)" office:value-type="string" office:string-value="54,">
            <text:p>54,</text:p>
          </table:table-cell>
          <table:table-cell table:formula="of:=CONCATENATE(TEXT(((14.7/[.R24])-1)/0.0078125;&quot;##0.#&quot;);&quot;,&quot;)" office:value-type="string" office:string-value="55,">
            <text:p>55,</text:p>
          </table:table-cell>
          <table:table-cell table:formula="of:=CONCATENATE(TEXT(((14.7/[.S24])-1)/0.0078125;&quot;##0.#&quot;);&quot;,&quot;)" office:value-type="string" office:string-value="55,">
            <text:p>55,</text:p>
          </table:table-cell>
          <table:table-cell table:formula="of:=CONCATENATE(TEXT(((14.7/[.T24])-1)/0.0078125;&quot;##0.#&quot;);&quot;,&quot;)" office:value-type="string" office:string-value="55,">
            <text:p>55,</text:p>
          </table:table-cell>
          <table:table-cell table:formula="of:=CONCATENATE(TEXT(((14.7/[.U24])-1)/0.0078125;&quot;##0.#&quot;);&quot;,&quot;)" office:value-type="string" office:string-value="55,">
            <text:p>55,</text:p>
          </table:table-cell>
          <table:table-cell table:formula="of:=CONCATENATE(TEXT(((14.7/[.V24])-1)/0.0078125;&quot;##0.#&quot;);&quot;,&quot;)" office:value-type="string" office:string-value="55,">
            <text:p>55,</text:p>
          </table:table-cell>
          <table:table-cell table:formula="of:=CONCATENATE(TEXT(((14.7/[.W24])-1)/0.0078125;&quot;##0.#&quot;);&quot;,&quot;)" office:value-type="string" office:string-value="55,">
            <text:p>55,</text:p>
          </table:table-cell>
          <table:table-cell table:formula="of:=CONCATENATE(TEXT(((14.7/[.X24])-1)/0.0078125;&quot;##0.#&quot;);&quot;,&quot;)" office:value-type="string" office:string-value="55,">
            <text:p>55,</text:p>
          </table:table-cell>
          <table:table-cell table:formula="of:=CONCATENATE(TEXT(((14.7/[.Y24])-1)/0.0078125;&quot;##0.#&quot;);&quot;,&quot;)" office:value-type="string" office:string-value="55,">
            <text:p>55,</text:p>
          </table:table-cell>
          <table:table-cell table:formula="of:=CONCATENATE(TEXT(((14.7/[.Z24])-1)/0.0078125;&quot;##0.#&quot;);&quot;,&quot;)" office:value-type="string" office:string-value="55,">
            <text:p>55,</text:p>
          </table:table-cell>
          <table:table-cell table:formula="of:=CONCATENATE(TEXT(((14.7/[.AA24])-1)/0.0078125;&quot;##0.#&quot;);&quot;,&quot;)" office:value-type="string" office:string-value="55,">
            <text:p>55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22:49:42.74</meta:creation-date>
    <dc:date>2013-03-12T02:11:03.33</dc:date>
    <meta:editing-duration>PT3H5M49S</meta:editing-duration>
    <meta:editing-cycles>2</meta:editing-cycles>
    <meta:generator>LibreOffice/4.0.0.3$Windows_x86 LibreOffice_project/7545bee9c2a0782548772a21bc84a9dcc583b89</meta:generator>
    <meta:document-statistic meta:table-count="1" meta:cell-count="960" meta:object-count="0"/>
  </office:meta>
</office:document-meta>
</file>